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2mm"/>
    </style:style>
    <style:style style:name="co2" style:family="table-column">
      <style:table-column-properties fo:break-before="auto" style:column-width="57.47mm"/>
    </style:style>
    <style:style style:name="co3" style:family="table-column">
      <style:table-column-properties fo:break-before="auto" style:column-width="65.3mm"/>
    </style:style>
    <style:style style:name="co4" style:family="table-column">
      <style:table-column-properties fo:break-before="auto" style:column-width="23.42mm"/>
    </style:style>
    <style:style style:name="co5" style:family="table-column">
      <style:table-column-properties fo:break-before="auto" style:column-width="25.47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0.23mm"/>
    </style:style>
    <style:style style:name="co8" style:family="table-column">
      <style:table-column-properties fo:break-before="auto" style:column-width="15.9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4.87mm"/>
    </style:style>
    <style:style style:name="co11" style:family="table-column">
      <style:table-column-properties fo:break-before="auto" style:column-width="41.8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34.66mm"/>
    </style:style>
    <style:style style:name="co15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inh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Default"/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ubsetor</text:p>
          </table:table-cell>
          <table:table-cell table:style-name="Default" office:value-type="string" calcext:value-type="string">
            <text:p>Cotação</text:p>
          </table:table-cell>
          <table:table-cell table:style-name="Default" office:value-type="string" calcext:value-type="string">
            <text:p>Ativo</text:p>
          </table:table-cell>
          <table:table-cell table:style-name="Default" office:value-type="string" calcext:value-type="string">
            <text:p>Patrimonio Liquido</text:p>
          </table:table-cell>
          <table:table-cell table:style-name="Default" office:value-type="string" calcext:value-type="string">
            <text:p>Lucro Anual</text:p>
          </table:table-cell>
          <table:table-cell table:style-name="Default" office:value-type="string" calcext:value-type="string">
            <text:p>Lucro Trimestral</text:p>
          </table:table-cell>
          <table:table-cell table:style-name="Default" office:value-type="string" calcext:value-type="string">
            <text:p>ROIC</text:p>
          </table:table-cell>
          <table:table-cell/>
        </table:table-row>
        <table:table-row table:style-name="ro1">
          <table:table-cell office:value-type="string" calcext:value-type="string">
            <text:p>AGRO3</text:p>
          </table:table-cell>
          <table:table-cell table:number-columns-repeated="2" office:value-type="string" calcext:value-type="string">
            <text:p>Exploração de Imóveis</text:p>
          </table:table-cell>
          <table:table-cell table:formula="of:=500*16.05" office:value-type="currency" office:currency="BRL" office:value="8025" calcext:value-type="currency">
            <text:p>R$ 8.025,00</text:p>
          </table:table-cell>
          <table:table-cell table:formula="of:=500*1302470000/56888900" office:value-type="currency" office:currency="BRL" office:value="11447.4879985375" calcext:value-type="currency">
            <text:p>R$ 11.447,49</text:p>
          </table:table-cell>
          <table:table-cell table:formula="of:=500*900163000/56888900" office:value-type="currency" office:currency="BRL" office:value="7911.5873219556" calcext:value-type="currency">
            <text:p>R$ 7.911,59</text:p>
          </table:table-cell>
          <table:table-cell table:formula="of:=500*242841000/56888900" office:value-type="currency" office:currency="BRL" office:value="2134.34430969838" calcext:value-type="currency">
            <text:p>R$ 2.134,34</text:p>
          </table:table-cell>
          <table:table-cell table:formula="of:=500*136637000/56888900" office:value-type="currency" office:currency="BRL" office:value="1200.91089825959" calcext:value-type="currency">
            <text:p>R$ 1.200,91</text:p>
          </table:table-cell>
          <table:table-cell office:value-type="percentage" office:value="0.197" calcext:value-type="percentage">
            <text:p>19,70%</text:p>
          </table:table-cell>
          <table:table-cell/>
        </table:table-row>
        <table:table-row table:style-name="ro1">
          <table:table-cell office:value-type="string" calcext:value-type="string">
            <text:p>FESA4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  <table:table-cell table:formula="of:=300*23.3" office:value-type="currency" office:currency="BRL" office:value="6990" calcext:value-type="currency">
            <text:p>R$ 6.990,00</text:p>
          </table:table-cell>
          <table:table-cell table:formula="of:=300*2655780000/88320000" office:value-type="currency" office:currency="BRL" office:value="9020.99184782609" calcext:value-type="currency">
            <text:p>R$ 9.020,99</text:p>
          </table:table-cell>
          <table:table-cell table:formula="of:=300*1743090000/88320000" office:value-type="currency" office:currency="BRL" office:value="5920.82201086957" calcext:value-type="currency">
            <text:p>R$ 5.920,82</text:p>
          </table:table-cell>
          <table:table-cell table:formula="of:=300*350808000/88320000" office:value-type="currency" office:currency="BRL" office:value="1191.60326086957" calcext:value-type="currency">
            <text:p>R$ 1.191,60</text:p>
          </table:table-cell>
          <table:table-cell table:formula="of:=300*149157000/88320000" office:value-type="currency" office:currency="BRL" office:value="506.647418478261" calcext:value-type="currency">
            <text:p>R$ 506,65</text:p>
          </table:table-cell>
          <table:table-cell office:value-type="percentage" office:value="0.155" calcext:value-type="percentage">
            <text:p>15,50%</text:p>
          </table:table-cell>
          <table:table-cell/>
        </table:table-row>
        <table:table-row table:style-name="ro1">
          <table:table-cell office:value-type="string" calcext:value-type="string">
            <text:p>LLIS3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  <table:table-cell table:formula="of:=200*31.71" office:value-type="currency" office:currency="BRL" office:value="6342" calcext:value-type="currency">
            <text:p>R$ 6.342,00</text:p>
          </table:table-cell>
          <table:table-cell table:formula="of:=200*3722370000/51601000" office:value-type="currency" office:currency="BRL" office:value="14427.5110947462" calcext:value-type="currency">
            <text:p>R$ 14.427,51</text:p>
          </table:table-cell>
          <table:table-cell table:formula="of:=200*2205260000/51601000" office:value-type="currency" office:currency="BRL" office:value="8547.35373345478" calcext:value-type="currency">
            <text:p>R$ 8.547,35</text:p>
          </table:table-cell>
          <table:table-cell table:formula="of:=200*456782000/51601000" office:value-type="currency" office:currency="BRL" office:value="1770.4385573923" calcext:value-type="currency">
            <text:p>R$ 1.770,44</text:p>
          </table:table-cell>
          <table:table-cell table:formula="of:=200*7836000/51601000" office:value-type="currency" office:currency="BRL" office:value="30.3715044282088" calcext:value-type="currency">
            <text:p>R$ 30,37</text:p>
          </table:table-cell>
          <table:table-cell office:value-type="percentage" office:value="0.093" calcext:value-type="percentage">
            <text:p>9,30%</text:p>
          </table:table-cell>
          <table:table-cell/>
        </table:table-row>
        <table:table-row table:style-name="ro1">
          <table:table-cell office:value-type="string" calcext:value-type="string">
            <text:p>PETR4</text:p>
          </table:table-cell>
          <table:table-cell office:value-type="string" calcext:value-type="string">
            <text:p>Petróleo, Gás e Biocombustíveis</text:p>
          </table:table-cell>
          <table:table-cell office:value-type="string" calcext:value-type="string">
            <text:p>Exploração e/ou Refino e Distribuição</text:p>
          </table:table-cell>
          <table:table-cell table:formula="of:=300*25.54" office:value-type="currency" office:currency="BRL" office:value="7662" calcext:value-type="currency">
            <text:p>R$ 7.662,00</text:p>
          </table:table-cell>
          <table:table-cell table:formula="of:=300*866756000000/13044500000" office:value-type="currency" office:currency="BRL" office:value="19933.8265169228" calcext:value-type="currency">
            <text:p>R$ 19.933,83</text:p>
          </table:table-cell>
          <table:table-cell table:formula="of:=300*290365000000/13044500000" office:value-type="currency" office:currency="BRL" office:value="6677.8719000345" calcext:value-type="currency">
            <text:p>R$ 6.677,87</text:p>
          </table:table-cell>
          <table:table-cell table:formula="of:=300*18200000000/13044500000" office:value-type="currency" office:currency="BRL" office:value="418.567212235042" calcext:value-type="currency">
            <text:p>R$ 418,57</text:p>
          </table:table-cell>
          <table:table-cell table:formula="of:=300*6644000000/13044500000" office:value-type="currency" office:currency="BRL" office:value="152.800030664265" calcext:value-type="currency">
            <text:p>R$ 152,80</text:p>
          </table:table-cell>
          <table:table-cell office:value-type="percentage" office:value="0.116" calcext:value-type="percentage">
            <text:p>11,60%</text:p>
          </table:table-cell>
          <table:table-cell/>
        </table:table-row>
        <table:table-row table:style-name="ro1">
          <table:table-cell office:value-type="string" calcext:value-type="string">
            <text:p>QGEP3</text:p>
          </table:table-cell>
          <table:table-cell office:value-type="string" calcext:value-type="string">
            <text:p>Petróleo, Gás e Biocombustíveis</text:p>
          </table:table-cell>
          <table:table-cell office:value-type="string" calcext:value-type="string">
            <text:p>Exploração e/ou Refino e Distribuição</text:p>
          </table:table-cell>
          <table:table-cell table:formula="of:=700*12.03" office:value-type="currency" office:currency="BRL" office:value="8421" calcext:value-type="currency">
            <text:p>R$ 8.421,00</text:p>
          </table:table-cell>
          <table:table-cell table:formula="of:=700*4001000000/265807000" office:value-type="currency" office:currency="BRL" office:value="10536.5923395546" calcext:value-type="currency">
            <text:p>R$ 10.536,59</text:p>
          </table:table-cell>
          <table:table-cell table:formula="of:=700*3064120000/265807000" office:value-type="currency" office:currency="BRL" office:value="8069.3284977446" calcext:value-type="currency">
            <text:p>R$ 8.069,33</text:p>
          </table:table-cell>
          <table:table-cell table:formula="of:=700*492957000/265807000" office:value-type="currency" office:currency="BRL" office:value="1298.19718818541" calcext:value-type="currency">
            <text:p>R$ 1.298,20</text:p>
          </table:table-cell>
          <table:table-cell table:formula="of:=700*55648000/265807000" office:value-type="currency" office:currency="BRL" office:value="146.548435519004" calcext:value-type="currency">
            <text:p>R$ 146,55</text:p>
          </table:table-cell>
          <table:table-cell office:value-type="percentage" office:value="0.125" calcext:value-type="percentage">
            <text:p>12,50%</text:p>
          </table:table-cell>
          <table:table-cell/>
        </table:table-row>
        <table:table-row table:style-name="ro1">
          <table:table-cell office:value-type="string" calcext:value-type="string">
            <text:p>SAPR4</text:p>
          </table:table-cell>
          <table:table-cell table:number-columns-repeated="2" office:value-type="string" calcext:value-type="string">
            <text:p>Água e Saneamento</text:p>
          </table:table-cell>
          <table:table-cell table:formula="of:=400*13.73" office:value-type="currency" office:currency="BRL" office:value="5492" calcext:value-type="currency">
            <text:p>R$ 5.492,00</text:p>
          </table:table-cell>
          <table:table-cell table:formula="of:=400*10545600000/503735000" office:value-type="currency" office:currency="BRL" office:value="8373.92676705014" calcext:value-type="currency">
            <text:p>R$ 8.373,93</text:p>
          </table:table-cell>
          <table:table-cell table:formula="of:=400*5403020000/503735000" office:value-type="currency" office:currency="BRL" office:value="4290.36695881763" calcext:value-type="currency">
            <text:p>R$ 4.290,37</text:p>
          </table:table-cell>
          <table:table-cell table:formula="of:=400*726666000/503735000" office:value-type="currency" office:currency="BRL" office:value="577.022442355604" calcext:value-type="currency">
            <text:p>R$ 577,02</text:p>
          </table:table-cell>
          <table:table-cell table:formula="of:=400*131999000/503735000" office:value-type="currency" office:currency="BRL" office:value="104.816222815568" calcext:value-type="currency">
            <text:p>R$ 104,82</text:p>
          </table:table-cell>
          <table:table-cell office:value-type="percentage" office:value="0.153" calcext:value-type="percentage">
            <text:p>15,30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formula="of:=SUM([.D2:.D7])" office:value-type="currency" office:currency="BRL" office:value="42932" calcext:value-type="currency">
            <text:p>R$ 42.932,00</text:p>
          </table:table-cell>
          <table:table-cell table:formula="of:=SUM([.E2:.E7])" office:value-type="currency" office:currency="BRL" office:value="73740.3365646374" calcext:value-type="currency">
            <text:p>R$ 73.740,34</text:p>
          </table:table-cell>
          <table:table-cell table:formula="of:=SUM([.F2:.F7])" office:value-type="currency" office:currency="BRL" office:value="41417.3304228767" calcext:value-type="currency">
            <text:p>R$ 41.417,33</text:p>
          </table:table-cell>
          <table:table-cell table:formula="of:=SUM([.G2:.G7])" office:value-type="currency" office:currency="BRL" office:value="7390.1729707363" calcext:value-type="currency">
            <text:p>R$ 7.390,17</text:p>
          </table:table-cell>
          <table:table-cell table:formula="of:=SUM([.H2:.H7])" office:value-type="currency" office:currency="BRL" office:value="2142.0945101649" calcext:value-type="currency">
            <text:p>R$ 2.142,09</text:p>
          </table:table-cell>
          <table:table-cell table:style-name="Default"/>
          <table:table-cell table:style-name="ce2" table:formula="of:=[.G10]/[.D10]" office:value-type="percentage" office:value="0.172136703874413" calcext:value-type="percentage">
            <text:p>17,21%</text:p>
          </table:table-cell>
        </table:table-row>
      </table:table>
      <table:table table:name="ibov" table:style-name="ta1">
        <table:table-column table:style-name="co9" table:number-columns-repeated="3" table:default-cell-style-name="Default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ubsetor</text:p>
          </table:table-cell>
          <table:table-cell table:style-name="Default" office:value-type="string" calcext:value-type="string">
            <text:p>Cotação</text:p>
          </table:table-cell>
          <table:table-cell table:style-name="Default" office:value-type="string" calcext:value-type="string">
            <text:p>Ativo</text:p>
          </table:table-cell>
          <table:table-cell table:style-name="Default" office:value-type="string" calcext:value-type="string">
            <text:p>Patrimonio Liquido</text:p>
          </table:table-cell>
          <table:table-cell table:style-name="Default" office:value-type="string" calcext:value-type="string">
            <text:p>Lucro Anual</text:p>
          </table:table-cell>
          <table:table-cell table:style-name="Default" office:value-type="string" calcext:value-type="string">
            <text:p>Lucro Trimestral</text:p>
          </table:table-cell>
          <table:table-cell table:style-name="Default"/>
        </table:table-row>
        <table:table-row table:style-name="ro1">
          <table:table-cell office:value-type="string" calcext:value-type="string">
            <text:p>ABEV3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Cervejas e Refrigerantes</text:p>
          </table:table-cell>
          <table:table-cell table:formula="of:=4347501920*17.16" office:value-type="currency" office:currency="BRL" office:value="74603132947.2" calcext:value-type="currency">
            <text:p>R$ 74.603.132.947,20</text:p>
          </table:table-cell>
          <table:table-cell table:formula="of:=4347501920*95691000000/15722100000" office:value-type="currency" office:currency="BRL" office:value="26460638605.9572" calcext:value-type="currency">
            <text:p>R$ 26.460.638.605,96</text:p>
          </table:table-cell>
          <table:table-cell table:formula="of:=4347501920*58957700000/15722100000" office:value-type="currency" office:currency="BRL" office:value="16303083808.7014" calcext:value-type="currency">
            <text:p>R$ 16.303.083.808,70</text:p>
          </table:table-cell>
          <table:table-cell table:formula="of:=4347501920*10783700000/15722100000" office:value-type="currency" office:currency="BRL" office:value="2981927125.17437" calcext:value-type="currency">
            <text:p>R$ 2.981.927.125,17</text:p>
          </table:table-cell>
          <table:table-cell table:formula="of:=4347501920*2831160000/15722100000" office:value-type="currency" office:currency="BRL" office:value="782877194.25695" calcext:value-type="currency">
            <text:p>R$ 782.877.194,26</text:p>
          </table:table-cell>
          <table:table-cell/>
        </table:table-row>
        <table:table-row table:style-name="ro1">
          <table:table-cell office:value-type="string" calcext:value-type="string">
            <text:p>B3SA3</text:p>
          </table:table-cell>
          <table:table-cell table:number-columns-repeated="2" office:value-type="string" calcext:value-type="string">
            <text:p>Serviços Financeiros Diversos</text:p>
          </table:table-cell>
          <table:table-cell table:formula="of:=2042254252*31.65" office:value-type="currency" office:currency="BRL" office:value="64637347075.8" calcext:value-type="currency">
            <text:p>R$ 64.637.347.075,80</text:p>
          </table:table-cell>
          <table:table-cell table:formula="of:=2042254252*38653600000/2059140000" office:value-type="currency" office:currency="BRL" office:value="38336625462.6238" calcext:value-type="currency">
            <text:p>R$ 38.336.625.462,62</text:p>
          </table:table-cell>
          <table:table-cell table:formula="of:=2042254252*24890400000/2059140000" office:value-type="currency" office:currency="BRL" office:value="24686289049.7882" calcext:value-type="currency">
            <text:p>R$ 24.686.289.049,79</text:p>
          </table:table-cell>
          <table:table-cell table:formula="of:=2042254252*2020630000/2059140000" office:value-type="currency" office:currency="BRL" office:value="2004060048.96159" calcext:value-type="currency">
            <text:p>R$ 2.004.060.048,96</text:p>
          </table:table-cell>
          <table:table-cell table:formula="of:=2042254252*465364000/2059140000" office:value-type="currency" office:currency="BRL" office:value="461547834.400637" calcext:value-type="currency">
            <text:p>R$ 461.547.834,40</text:p>
          </table:table-cell>
          <table:table-cell/>
        </table:table-row>
        <table:table-row table:style-name="ro1">
          <table:table-cell office:value-type="string" calcext:value-type="string">
            <text:p>BBAS3</text:p>
          </table:table-cell>
          <table:table-cell office:value-type="string" calcext:value-type="string">
            <text:p>Financeiros</text:p>
          </table:table-cell>
          <table:table-cell office:value-type="string" calcext:value-type="string">
            <text:p>Bancos</text:p>
          </table:table-cell>
          <table:table-cell table:formula="of:=1331530017*48.95" office:value-type="currency" office:currency="BRL" office:value="65178394332.15" calcext:value-type="currency">
            <text:p>R$ 65.178.394.332,15</text:p>
          </table:table-cell>
          <table:table-cell table:formula="of:=1331530017*1539260000000/2865420000" office:value-type="currency" office:currency="BRL" office:value="715277653526.331" calcext:value-type="currency">
            <text:p>R$ 715.277.653.526,33</text:p>
          </table:table-cell>
          <table:table-cell table:formula="of:=1331530017*92759200000/2865420000" office:value-type="currency" office:currency="BRL" office:value="43104207813.4816" calcext:value-type="currency">
            <text:p>R$ 43.104.207.813,48</text:p>
          </table:table-cell>
          <table:table-cell table:formula="of:=1331530017*11979700000/2865420000" office:value-type="currency" office:currency="BRL" office:value="5566838419.72726" calcext:value-type="currency">
            <text:p>R$ 5.566.838.419,73</text:p>
          </table:table-cell>
          <table:table-cell table:formula="of:=1331530017*3092330000/2865420000" office:value-type="currency" office:currency="BRL" office:value="1436972666.30009" calcext:value-type="currency">
            <text:p>R$ 1.436.972.666,30</text:p>
          </table:table-cell>
          <table:table-cell table:style-name="Default"/>
        </table:table-row>
        <table:table-row table:style-name="ro1">
          <table:table-cell office:value-type="string" calcext:value-type="string">
            <text:p>BBDC3</text:p>
          </table:table-cell>
          <table:table-cell office:value-type="string" calcext:value-type="string">
            <text:p>Financeiros</text:p>
          </table:table-cell>
          <table:table-cell office:value-type="string" calcext:value-type="string">
            <text:p>Bancos</text:p>
          </table:table-cell>
          <table:table-cell table:formula="of:=762802425*38.68" office:value-type="currency" office:currency="BRL" office:value="29505197799" calcext:value-type="currency">
            <text:p>R$ 29.505.197.799,00</text:p>
          </table:table-cell>
          <table:table-cell table:formula="of:=762802425*1090580000000/6719860000" office:value-type="currency" office:currency="BRL" office:value="123796785745.016" calcext:value-type="currency">
            <text:p>R$ 123.796.785.745,02</text:p>
          </table:table-cell>
          <table:table-cell table:formula="of:=762802425*115670000000/6719860000" office:value-type="currency" office:currency="BRL" office:value="13130237311.4544" calcext:value-type="currency">
            <text:p>R$ 13.130.237.311,45</text:p>
          </table:table-cell>
          <table:table-cell table:formula="of:=762802425*17795800000/6719860000" office:value-type="currency" office:currency="BRL" office:value="2020083661.68566" calcext:value-type="currency">
            <text:p>R$ 2.020.083.661,69</text:p>
          </table:table-cell>
          <table:table-cell table:formula="of:=762802425*5009680000/6719860000" office:value-type="currency" office:currency="BRL" office:value="568671974.189046" calcext:value-type="currency">
            <text:p>R$ 568.671.974,19</text:p>
          </table:table-cell>
          <table:table-cell table:style-name="Default"/>
        </table:table-row>
        <table:table-row table:style-name="ro1">
          <table:table-cell office:value-type="string" calcext:value-type="string">
            <text:p>BBDC4</text:p>
          </table:table-cell>
          <table:table-cell office:value-type="string" calcext:value-type="string">
            <text:p>Financeiros</text:p>
          </table:table-cell>
          <table:table-cell office:value-type="string" calcext:value-type="string">
            <text:p>Bancos</text:p>
          </table:table-cell>
          <table:table-cell table:formula="of:=3229206347*43.15" office:value-type="currency" office:currency="BRL" office:value="139340253873.05" calcext:value-type="currency">
            <text:p>R$ 139.340.253.873,05</text:p>
          </table:table-cell>
          <table:table-cell table:formula="of:=3229206347*1090580000000/6719860000" office:value-type="currency" office:currency="BRL" office:value="524074587552.607" calcext:value-type="currency">
            <text:p>R$ 524.074.587.552,61</text:p>
          </table:table-cell>
          <table:table-cell table:formula="of:=3229206347*115670000000/6719860000" office:value-type="currency" office:currency="BRL" office:value="55584833338.4163" calcext:value-type="currency">
            <text:p>R$ 55.584.833.338,42</text:p>
          </table:table-cell>
          <table:table-cell table:formula="of:=3229206347*17795800000/6719860000" office:value-type="currency" office:currency="BRL" office:value="8551712432.98857" calcext:value-type="currency">
            <text:p>R$ 8.551.712.432,99</text:p>
          </table:table-cell>
          <table:table-cell table:formula="of:=3229206347*5009680000/6719860000" office:value-type="currency" office:currency="BRL" office:value="2407385042.61085" calcext:value-type="currency">
            <text:p>R$ 2.407.385.042,61</text:p>
          </table:table-cell>
          <table:table-cell table:style-name="Default"/>
        </table:table-row>
        <table:table-row table:style-name="ro1">
          <table:table-cell office:value-type="string" calcext:value-type="string">
            <text:p>BBSE3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Seguradoras</text:p>
          </table:table-cell>
          <table:table-cell table:formula="of:=671584112*29.99" office:value-type="currency" office:currency="BRL" office:value="20140807518.88" calcext:value-type="currency">
            <text:p>R$ 20.140.807.518,88</text:p>
          </table:table-cell>
          <table:table-cell table:formula="of:=671584112*0/2000000000" office:value-type="currency" office:currency="BRL" office:value="0" calcext:value-type="currency">
            <text:p>R$ 0,00</text:p>
          </table:table-cell>
          <table:table-cell table:formula="of:=671584112*0/2000000000" office:value-type="currency" office:currency="BRL" office:value="0" calcext:value-type="currency">
            <text:p>R$ 0,00</text:p>
          </table:table-cell>
          <table:table-cell table:formula="of:=671584112*0/2000000000" office:value-type="currency" office:currency="BRL" office:value="0" calcext:value-type="currency">
            <text:p>R$ 0,00</text:p>
          </table:table-cell>
          <table:table-cell table:formula="of:=671584112*0/2000000000" office:value-type="currency" office:currency="BRL" office:value="0" calcext:value-type="currency">
            <text:p>R$ 0,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RAP4</text:p>
          </table:table-cell>
          <table:table-cell table:number-columns-repeated="2" office:value-type="string" calcext:value-type="string">
            <text:p>Holdings Diversificadas</text:p>
          </table:table-cell>
          <table:table-cell table:formula="of:=222142588*35" office:value-type="currency" office:currency="BRL" office:value="7774990580" calcext:value-type="currency">
            <text:p>R$ 7.774.990.580,00</text:p>
          </table:table-cell>
          <table:table-cell table:formula="of:=222142588*12360800000/348034000" office:value-type="currency" office:currency="BRL" office:value="7889631765.14479" calcext:value-type="currency">
            <text:p>R$ 7.889.631.765,14</text:p>
          </table:table-cell>
          <table:table-cell table:formula="of:=222142588*9158590000/348034000" office:value-type="currency" office:currency="BRL" office:value="5845730259.20146" calcext:value-type="currency">
            <text:p>R$ 5.845.730.259,20</text:p>
          </table:table-cell>
          <table:table-cell table:formula="of:=222142588*555814000/348034000" office:value-type="currency" office:currency="BRL" office:value="354764075.942672" calcext:value-type="currency">
            <text:p>R$ 354.764.075,94</text:p>
          </table:table-cell>
          <table:table-cell table:formula="of:=222142588*123236000/348034000" office:value-type="currency" office:currency="BRL" office:value="78658878.0830838" calcext:value-type="currency">
            <text:p>R$ 78.658.878,08</text:p>
          </table:table-cell>
          <table:table-cell table:style-name="Default"/>
        </table:table-row>
        <table:table-row table:style-name="ro1">
          <table:table-cell office:value-type="string" calcext:value-type="string">
            <text:p>BRFS3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arnes e Derivados</text:p>
          </table:table-cell>
          <table:table-cell table:formula="of:=811139545*24.19" office:value-type="currency" office:currency="BRL" office:value="19621465593.55" calcext:value-type="currency">
            <text:p>R$ 19.621.465.593,55</text:p>
          </table:table-cell>
          <table:table-cell table:formula="of:=811139545*44518700000/812473000" office:value-type="currency" office:currency="BRL" office:value="44445634577.3847" calcext:value-type="currency">
            <text:p>R$ 44.445.634.577,38</text:p>
          </table:table-cell>
          <table:table-cell table:formula="of:=811139545*8625220000/812473000" office:value-type="currency" office:currency="BRL" office:value="8611064030.83536" calcext:value-type="currency">
            <text:p>R$ 8.611.064.030,84</text:p>
          </table:table-cell>
          <table:table-cell table:formula="of:=811139545*-3315050000/812473000" office:value-type="currency" office:currency="BRL" office:value="-3309609240.74062" calcext:value-type="currency">
            <text:p>-R$ 3.309.609.240,74</text:p>
          </table:table-cell>
          <table:table-cell table:formula="of:=811139545*-798981000/812473000" office:value-type="currency" office:currency="BRL" office:value="-797669688.474134" calcext:value-type="currency">
            <text:p>-R$ 797.669.688,47</text:p>
          </table:table-cell>
          <table:table-cell/>
        </table:table-row>
        <table:table-row table:style-name="ro1">
          <table:table-cell office:value-type="string" calcext:value-type="string">
            <text:p>BRKM5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Petroquímicos</text:p>
          </table:table-cell>
          <table:table-cell table:formula="of:=264536398*49.45" office:value-type="currency" office:currency="BRL" office:value="13081324881.1" calcext:value-type="currency">
            <text:p>R$ 13.081.324.881,10</text:p>
          </table:table-cell>
          <table:table-cell table:formula="of:=264536398*60791100000/797219000" office:value-type="currency" office:currency="BRL" office:value="20171946007.8821" calcext:value-type="currency">
            <text:p>R$ 20.171.946.007,88</text:p>
          </table:table-cell>
          <table:table-cell table:formula="of:=264536398*7173150000/797219000" office:value-type="currency" office:currency="BRL" office:value="2380223330.49476" calcext:value-type="currency">
            <text:p>R$ 2.380.223.330,49</text:p>
          </table:table-cell>
          <table:table-cell table:formula="of:=264536398*3331330000/797219000" office:value-type="currency" office:currency="BRL" office:value="1105415248.19321" calcext:value-type="currency">
            <text:p>R$ 1.105.415.248,19</text:p>
          </table:table-cell>
          <table:table-cell table:formula="of:=264536398*1344270000/797219000" office:value-type="currency" office:currency="BRL" office:value="446061049.397292" calcext:value-type="currency">
            <text:p>R$ 446.061.049,40</text:p>
          </table:table-cell>
          <table:table-cell/>
        </table:table-row>
        <table:table-row table:style-name="ro1">
          <table:table-cell office:value-type="string" calcext:value-type="string">
            <text:p>BRML3</text:p>
          </table:table-cell>
          <table:table-cell table:number-columns-repeated="2" office:value-type="string" calcext:value-type="string">
            <text:p>Exploração de Imóveis</text:p>
          </table:table-cell>
          <table:table-cell table:formula="of:=847953269*14.26" office:value-type="currency" office:currency="BRL" office:value="12091813615.94" calcext:value-type="currency">
            <text:p>R$ 12.091.813.615,94</text:p>
          </table:table-cell>
          <table:table-cell table:formula="of:=847953269*17250200000/871866000" office:value-type="currency" office:currency="BRL" office:value="16777077533.5932" calcext:value-type="currency">
            <text:p>R$ 16.777.077.533,59</text:p>
          </table:table-cell>
          <table:table-cell table:formula="of:=847953269*9954930000/871866000" office:value-type="currency" office:currency="BRL" office:value="9681895424.48744" calcext:value-type="currency">
            <text:p>R$ 9.681.895.424,49</text:p>
          </table:table-cell>
          <table:table-cell table:formula="of:=847953269*-366117000/871866000" office:value-type="currency" office:currency="BRL" office:value="-356075482.914201" calcext:value-type="currency">
            <text:p>-R$ 356.075.482,91</text:p>
          </table:table-cell>
          <table:table-cell table:formula="of:=847953269*92233000/871866000" office:value-type="currency" office:currency="BRL" office:value="89703318.9270794" calcext:value-type="currency">
            <text:p>R$ 89.703.318,93</text:p>
          </table:table-cell>
          <table:table-cell/>
        </table:table-row>
        <table:table-row table:style-name="ro1">
          <table:table-cell office:value-type="string" calcext:value-type="string">
            <text:p>BTOW3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  <table:table-cell table:formula="of:=166612283*45.61" office:value-type="currency" office:currency="BRL" office:value="7599186227.63" calcext:value-type="currency">
            <text:p>R$ 7.599.186.227,63</text:p>
          </table:table-cell>
          <table:table-cell table:formula="of:=166612283*13049000000/457281000" office:value-type="currency" office:currency="BRL" office:value="4754458813.87375" calcext:value-type="currency">
            <text:p>R$ 4.754.458.813,87</text:p>
          </table:table-cell>
          <table:table-cell table:formula="of:=166612283*3598870000/457281000" office:value-type="currency" office:currency="BRL" office:value="1311263636.40783" calcext:value-type="currency">
            <text:p>R$ 1.311.263.636,41</text:p>
          </table:table-cell>
          <table:table-cell table:formula="of:=166612283*-364624000/457281000" office:value-type="currency" office:currency="BRL" office:value="-132852309.797678" calcext:value-type="currency">
            <text:p>-R$ 132.852.309,80</text:p>
          </table:table-cell>
          <table:table-cell table:formula="of:=166612283*-105795000/457281000" office:value-type="currency" office:currency="BRL" office:value="-38546859.5458482" calcext:value-type="currency">
            <text:p>-R$ 38.546.859,55</text:p>
          </table:table-cell>
          <table:table-cell/>
        </table:table-row>
        <table:table-row table:style-name="ro1">
          <table:table-cell office:value-type="string" calcext:value-type="string">
            <text:p>CCRO3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  <table:table-cell table:formula="of:=1115695556*14.28" office:value-type="currency" office:currency="BRL" office:value="15932132539.68" calcext:value-type="currency">
            <text:p>R$ 15.932.132.539,68</text:p>
          </table:table-cell>
          <table:table-cell table:formula="of:=1115695556*31910500000/2020000000" office:value-type="currency" office:currency="BRL" office:value="17624951999.8703" calcext:value-type="currency">
            <text:p>R$ 17.624.951.999,87</text:p>
          </table:table-cell>
          <table:table-cell table:formula="of:=1115695556*9393540000/2020000000" office:value-type="currency" office:currency="BRL" office:value="5188282590.64764" calcext:value-type="currency">
            <text:p>R$ 5.188.282.590,65</text:p>
          </table:table-cell>
          <table:table-cell table:formula="of:=1115695556*1418850000/2020000000" office:value-type="currency" office:currency="BRL" office:value="783665663.183465" calcext:value-type="currency">
            <text:p>R$ 783.665.663,18</text:p>
          </table:table-cell>
          <table:table-cell table:formula="of:=1115695556*365347000/2020000000" office:value-type="currency" office:currency="BRL" office:value="201790111.03858" calcext:value-type="currency">
            <text:p>R$ 201.790.111,04</text:p>
          </table:table-cell>
          <table:table-cell/>
        </table:table-row>
        <table:table-row table:style-name="ro1">
          <table:table-cell office:value-type="string" calcext:value-type="string">
            <text:p>CIEL3</text:p>
          </table:table-cell>
          <table:table-cell table:number-columns-repeated="2" office:value-type="string" calcext:value-type="string">
            <text:p>Serviços Financeiros Diversos</text:p>
          </table:table-cell>
          <table:table-cell table:formula="of:=1119341518*10.68" office:value-type="currency" office:currency="BRL" office:value="11954567412.24" calcext:value-type="currency">
            <text:p>R$ 11.954.567.412,24</text:p>
          </table:table-cell>
          <table:table-cell table:formula="of:=1119341518*82427900000/2716820000" office:value-type="currency" office:currency="BRL" office:value="33960649108.7198" calcext:value-type="currency">
            <text:p>R$ 33.960.649.108,72</text:p>
          </table:table-cell>
          <table:table-cell table:formula="of:=1119341518*11360100000/2716820000" office:value-type="currency" office:currency="BRL" office:value="4680410030.34128" calcext:value-type="currency">
            <text:p>R$ 4.680.410.030,34</text:p>
          </table:table-cell>
          <table:table-cell table:formula="of:=1119341518*3660700000/2716820000" office:value-type="currency" office:currency="BRL" office:value="1508224135.18106" calcext:value-type="currency">
            <text:p>R$ 1.508.224.135,18</text:p>
          </table:table-cell>
          <table:table-cell table:formula="of:=1119341518*793216000/2716820000" office:value-type="currency" office:currency="BRL" office:value="326808401.56576" calcext:value-type="currency">
            <text:p>R$ 326.808.401,57</text:p>
          </table:table-cell>
          <table:table-cell/>
        </table:table-row>
        <table:table-row table:style-name="ro1">
          <table:table-cell office:value-type="string" calcext:value-type="string">
            <text:p>CMIG4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969719162*14.49" office:value-type="currency" office:currency="BRL" office:value="14051230657.38" calcext:value-type="currency">
            <text:p>R$ 14.051.230.657,38</text:p>
          </table:table-cell>
          <table:table-cell table:formula="of:=969719162*43183100000/1458750000" office:value-type="currency" office:currency="BRL" office:value="28706412712.639" calcext:value-type="currency">
            <text:p>R$ 28.706.412.712,64</text:p>
          </table:table-cell>
          <table:table-cell table:formula="of:=969719162*14968500000/1458750000" office:value-type="currency" office:currency="BRL" office:value="9950465313.72545" calcext:value-type="currency">
            <text:p>R$ 9.950.465.313,73</text:p>
          </table:table-cell>
          <table:table-cell table:formula="of:=969719162*1301930000/1458750000" office:value-type="currency" office:currency="BRL" office:value="865471443.758464" calcext:value-type="currency">
            <text:p>R$ 865.471.443,76</text:p>
          </table:table-cell>
          <table:table-cell table:formula="of:=969719162*244320000/1458750000" office:value-type="currency" office:currency="BRL" office:value="162414248.952761" calcext:value-type="currency">
            <text:p>R$ 162.414.248,95</text:p>
          </table:table-cell>
          <table:table-cell/>
        </table:table-row>
        <table:table-row table:style-name="ro1">
          <table:table-cell office:value-type="string" calcext:value-type="string">
            <text:p>CPLE6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101013662*35.62" office:value-type="currency" office:currency="BRL" office:value="3598106640.44" calcext:value-type="currency">
            <text:p>R$ 3.598.106.640,44</text:p>
          </table:table-cell>
          <table:table-cell table:formula="of:=101013662*34951400000/273655000" office:value-type="currency" office:currency="BRL" office:value="12901532608.6744" calcext:value-type="currency">
            <text:p>R$ 12.901.532.608,67</text:p>
          </table:table-cell>
          <table:table-cell table:formula="of:=101013662*16225900000/273655000" office:value-type="currency" office:currency="BRL" office:value="5989430407.79741" calcext:value-type="currency">
            <text:p>R$ 5.989.430.407,80</text:p>
          </table:table-cell>
          <table:table-cell table:formula="of:=101013662*1134200000/273655000" office:value-type="currency" office:currency="BRL" office:value="418664725.440427" calcext:value-type="currency">
            <text:p>R$ 418.664.725,44</text:p>
          </table:table-cell>
          <table:table-cell table:formula="of:=101013662*354789000/273655000" office:value-type="currency" office:currency="BRL" office:value="130962475.113987" calcext:value-type="currency">
            <text:p>R$ 130.962.475,11</text:p>
          </table:table-cell>
          <table:table-cell/>
        </table:table-row>
        <table:table-row table:style-name="ro1">
          <table:table-cell office:value-type="string" calcext:value-type="string">
            <text:p>CSAN3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Açucar e Alcool</text:p>
          </table:table-cell>
          <table:table-cell table:formula="of:=155785693*43.44" office:value-type="currency" office:currency="BRL" office:value="6767330503.92" calcext:value-type="currency">
            <text:p>R$ 6.767.330.503,92</text:p>
          </table:table-cell>
          <table:table-cell table:formula="of:=155785693*27994700000/407904000" office:value-type="currency" office:currency="BRL" office:value="10691667009.4608" calcext:value-type="currency">
            <text:p>R$ 10.691.667.009,46</text:p>
          </table:table-cell>
          <table:table-cell table:formula="of:=155785693*8844510000/407904000" office:value-type="currency" office:currency="BRL" office:value="3377873518.26761" calcext:value-type="currency">
            <text:p>R$ 3.377.873.518,27</text:p>
          </table:table-cell>
          <table:table-cell table:formula="of:=155785693*1467420000/407904000" office:value-type="currency" office:currency="BRL" office:value="560433439.294687" calcext:value-type="currency">
            <text:p>R$ 560.433.439,29</text:p>
          </table:table-cell>
          <table:table-cell table:formula="of:=155785693*-64345000/407904000" office:value-type="currency" office:currency="BRL" office:value="-24574484.2317923" calcext:value-type="currency">
            <text:p>-R$ 24.574.484,23</text:p>
          </table:table-cell>
          <table:table-cell/>
        </table:table-row>
        <table:table-row table:style-name="ro1">
          <table:table-cell office:value-type="string" calcext:value-type="string">
            <text:p>CSNA3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  <table:table-cell table:formula="of:=630161054*10.37" office:value-type="currency" office:currency="BRL" office:value="6534770129.98" calcext:value-type="currency">
            <text:p>R$ 6.534.770.129,98</text:p>
          </table:table-cell>
          <table:table-cell table:formula="of:=630161054*46226200000/1387520000" office:value-type="currency" office:currency="BRL" office:value="20994256597.6813" calcext:value-type="currency">
            <text:p>R$ 20.994.256.597,68</text:p>
          </table:table-cell>
          <table:table-cell table:formula="of:=630161054*7456870000/1387520000" office:value-type="currency" office:currency="BRL" office:value="3386638793.48837" calcext:value-type="currency">
            <text:p>R$ 3.386.638.793,49</text:p>
          </table:table-cell>
          <table:table-cell table:formula="of:=630161054*3711420000/1387520000" office:value-type="currency" office:currency="BRL" office:value="1685591803.38783" calcext:value-type="currency">
            <text:p>R$ 1.685.591.803,39</text:p>
          </table:table-cell>
          <table:table-cell table:formula="of:=630161054*721535000/1387520000" office:value-type="currency" office:currency="BRL" office:value="327694920.50413" calcext:value-type="currency">
            <text:p>R$ 327.694.920,50</text:p>
          </table:table-cell>
          <table:table-cell/>
        </table:table-row>
        <table:table-row table:style-name="ro1">
          <table:table-cell office:value-type="string" calcext:value-type="string">
            <text:p>CVCB3</text:p>
          </table:table-cell>
          <table:table-cell office:value-type="string" calcext:value-type="string">
            <text:p>Viagens e Lazer</text:p>
          </table:table-cell>
          <table:table-cell office:value-type="string" calcext:value-type="string">
            <text:p>Viagens e Turismo</text:p>
          </table:table-cell>
          <table:table-cell table:formula="of:=145545632*61.99" office:value-type="currency" office:currency="BRL" office:value="9022373727.68" calcext:value-type="currency">
            <text:p>R$ 9.022.373.727,68</text:p>
          </table:table-cell>
          <table:table-cell table:formula="of:=145545632*6076120000/146512000" office:value-type="currency" office:currency="BRL" office:value="6036042955.57934" calcext:value-type="currency">
            <text:p>R$ 6.036.042.955,58</text:p>
          </table:table-cell>
          <table:table-cell table:formula="of:=145545632*1055830000/146512000" office:value-type="currency" office:currency="BRL" office:value="1048865926.57639" calcext:value-type="currency">
            <text:p>R$ 1.048.865.926,58</text:p>
          </table:table-cell>
          <table:table-cell table:formula="of:=145545632*268035000/146512000" office:value-type="currency" office:currency="BRL" office:value="266267087.15409" calcext:value-type="currency">
            <text:p>R$ 266.267.087,15</text:p>
          </table:table-cell>
          <table:table-cell table:formula="of:=145545632*82559000/146512000" office:value-type="currency" office:currency="BRL" office:value="82014455.0090641" calcext:value-type="currency">
            <text:p>R$ 82.014.455,01</text:p>
          </table:table-cell>
          <table:table-cell/>
        </table:table-row>
        <table:table-row table:style-name="ro1">
          <table:table-cell office:value-type="string" calcext:value-type="string">
            <text:p>CYRE3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Construção Civil</text:p>
          </table:table-cell>
          <table:table-cell table:formula="of:=255196489*17.35" office:value-type="currency" office:currency="BRL" office:value="4427659084.15" calcext:value-type="currency">
            <text:p>R$ 4.427.659.084,15</text:p>
          </table:table-cell>
          <table:table-cell table:formula="of:=255196489*10499600000/399743000" office:value-type="currency" office:currency="BRL" office:value="6702959291.10553" calcext:value-type="currency">
            <text:p>R$ 6.702.959.291,11</text:p>
          </table:table-cell>
          <table:table-cell table:formula="of:=255196489*5321920000/399743000" office:value-type="currency" office:currency="BRL" office:value="3397521154.18877" calcext:value-type="currency">
            <text:p>R$ 3.397.521.154,19</text:p>
          </table:table-cell>
          <table:table-cell table:formula="of:=255196489*-151711000/399743000" office:value-type="currency" office:currency="BRL" office:value="-96852514.0970048" calcext:value-type="currency">
            <text:p>-R$ 96.852.514,10</text:p>
          </table:table-cell>
          <table:table-cell table:formula="of:=255196489*-120753000/399743000" office:value-type="currency" office:currency="BRL" office:value="-77088883.6983187" calcext:value-type="currency">
            <text:p>-R$ 77.088.883,70</text:p>
          </table:table-cell>
          <table:table-cell/>
        </table:table-row>
        <table:table-row table:style-name="ro1">
          <table:table-cell office:value-type="string" calcext:value-type="string">
            <text:p>ECOR3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  <table:table-cell table:formula="of:=195023762*11.17" office:value-type="currency" office:currency="BRL" office:value="2178415421.54" calcext:value-type="currency">
            <text:p>R$ 2.178.415.421,54</text:p>
          </table:table-cell>
          <table:table-cell table:formula="of:=195023762*9886020000/558699000" office:value-type="currency" office:currency="BRL" office:value="3450890034.89757" calcext:value-type="currency">
            <text:p>R$ 3.450.890.034,90</text:p>
          </table:table-cell>
          <table:table-cell table:formula="of:=195023762*778113000/558699000" office:value-type="currency" office:currency="BRL" office:value="271614097.252914" calcext:value-type="currency">
            <text:p>R$ 271.614.097,25</text:p>
          </table:table-cell>
          <table:table-cell table:formula="of:=195023762*411544000/558699000" office:value-type="currency" office:currency="BRL" office:value="143656708.010088" calcext:value-type="currency">
            <text:p>R$ 143.656.708,01</text:p>
          </table:table-cell>
          <table:table-cell table:formula="of:=195023762*93528000/558699000" office:value-type="currency" office:currency="BRL" office:value="32647601.6823656" calcext:value-type="currency">
            <text:p>R$ 32.647.601,68</text:p>
          </table:table-cell>
          <table:table-cell/>
        </table:table-row>
        <table:table-row table:style-name="ro1">
          <table:table-cell office:value-type="string" calcext:value-type="string">
            <text:p>EGIE3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203854231*42" office:value-type="currency" office:currency="BRL" office:value="8561877702" calcext:value-type="currency">
            <text:p>R$ 8.561.877.702,00</text:p>
          </table:table-cell>
          <table:table-cell table:formula="of:=203854231*22737800000/815928000" office:value-type="currency" office:currency="BRL" office:value="5680889408.90838" calcext:value-type="currency">
            <text:p>R$ 5.680.889.408,91</text:p>
          </table:table-cell>
          <table:table-cell table:formula="of:=203854231*6614810000/815928000" office:value-type="currency" office:currency="BRL" office:value="1652666663.92269" calcext:value-type="currency">
            <text:p>R$ 1.652.666.663,92</text:p>
          </table:table-cell>
          <table:table-cell table:formula="of:=203854231*2257460000/815928000" office:value-type="currency" office:currency="BRL" office:value="564011496.496333" calcext:value-type="currency">
            <text:p>R$ 564.011.496,50</text:p>
          </table:table-cell>
          <table:table-cell table:formula="of:=203854231*475069000/815928000" office:value-type="currency" office:currency="BRL" office:value="118692857.294932" calcext:value-type="currency">
            <text:p>R$ 118.692.857,29</text:p>
          </table:table-cell>
          <table:table-cell/>
        </table:table-row>
        <table:table-row table:style-name="ro1">
          <table:table-cell office:value-type="string" calcext:value-type="string">
            <text:p>ELET3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269667840*33.98" office:value-type="currency" office:currency="BRL" office:value="9163313203.2" calcext:value-type="currency">
            <text:p>R$ 9.163.313.203,20</text:p>
          </table:table-cell>
          <table:table-cell table:formula="of:=269667840*177695000000/1352630000" office:value-type="currency" office:currency="BRL" office:value="35426263522.7668" calcext:value-type="currency">
            <text:p>R$ 35.426.263.522,77</text:p>
          </table:table-cell>
          <table:table-cell table:formula="of:=269667840*43313600000/1352630000" office:value-type="currency" office:currency="BRL" office:value="8635240202.14249" calcext:value-type="currency">
            <text:p>R$ 8.635.240.202,14</text:p>
          </table:table-cell>
          <table:table-cell table:formula="of:=269667840*-2770480000/1352630000" office:value-type="currency" office:currency="BRL" office:value="-552338301.947465" calcext:value-type="currency">
            <text:p>-R$ 552.338.301,95</text:p>
          </table:table-cell>
          <table:table-cell table:formula="of:=269667840*-1621160000/1352630000" office:value-type="currency" office:currency="BRL" office:value="-323203474.338437" calcext:value-type="currency">
            <text:p>-R$ 323.203.474,34</text:p>
          </table:table-cell>
          <table:table-cell/>
        </table:table-row>
        <table:table-row table:style-name="ro1">
          <table:table-cell office:value-type="string" calcext:value-type="string">
            <text:p>ELET6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225964766*36.95" office:value-type="currency" office:currency="BRL" office:value="8349398103.7" calcext:value-type="currency">
            <text:p>R$ 8.349.398.103,70</text:p>
          </table:table-cell>
          <table:table-cell table:formula="of:=225964766*177695000000/1352630000" office:value-type="currency" office:currency="BRL" office:value="29684990791.5468" calcext:value-type="currency">
            <text:p>R$ 29.684.990.791,55</text:p>
          </table:table-cell>
          <table:table-cell table:formula="of:=225964766*43313600000/1352630000" office:value-type="currency" office:currency="BRL" office:value="7235790636.47679" calcext:value-type="currency">
            <text:p>R$ 7.235.790.636,48</text:p>
          </table:table-cell>
          <table:table-cell table:formula="of:=225964766*-2770480000/1352630000" office:value-type="currency" office:currency="BRL" office:value="-462824915.097018" calcext:value-type="currency">
            <text:p>-R$ 462.824.915,10</text:p>
          </table:table-cell>
          <table:table-cell table:formula="of:=225964766*-1621160000/1352630000" office:value-type="currency" office:currency="BRL" office:value="-270824275.706261" calcext:value-type="currency">
            <text:p>-R$ 270.824.275,71</text:p>
          </table:table-cell>
          <table:table-cell/>
        </table:table-row>
        <table:table-row table:style-name="ro1">
          <table:table-cell office:value-type="string" calcext:value-type="string">
            <text:p>EMBR3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Aeronáutico</text:p>
          </table:table-cell>
          <table:table-cell table:formula="of:=733692916*19.67" office:value-type="currency" office:currency="BRL" office:value="14431739657.72" calcext:value-type="currency">
            <text:p>R$ 14.431.739.657,72</text:p>
          </table:table-cell>
          <table:table-cell table:formula="of:=733692916*47224200000/740465000" office:value-type="currency" office:currency="BRL" office:value="46792300789.0545" calcext:value-type="currency">
            <text:p>R$ 46.792.300.789,05</text:p>
          </table:table-cell>
          <table:table-cell table:formula="of:=733692916*15519600000/740465000" office:value-type="currency" office:currency="BRL" office:value="15377662116.5803" calcext:value-type="currency">
            <text:p>R$ 15.377.662.116,58</text:p>
          </table:table-cell>
          <table:table-cell table:formula="of:=733692916*-473740000/740465000" office:value-type="currency" office:currency="BRL" office:value="-469407307.60514" calcext:value-type="currency">
            <text:p>-R$ 469.407.307,61</text:p>
          </table:table-cell>
          <table:table-cell table:formula="of:=733692916*-83814000/740465000" office:value-type="currency" office:currency="BRL" office:value="-83047460.8004754" calcext:value-type="currency">
            <text:p>-R$ 83.047.460,80</text:p>
          </table:table-cell>
          <table:table-cell/>
        </table:table-row>
        <table:table-row table:style-name="ro1">
          <table:table-cell office:value-type="string" calcext:value-type="string">
            <text:p>ENBR3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295342982*16.54" office:value-type="currency" office:currency="BRL" office:value="4884972922.28" calcext:value-type="currency">
            <text:p>R$ 4.884.972.922,28</text:p>
          </table:table-cell>
          <table:table-cell table:formula="of:=295342982*21639500000/606850000" office:value-type="currency" office:currency="BRL" office:value="10531555506.2849" calcext:value-type="currency">
            <text:p>R$ 10.531.555.506,29</text:p>
          </table:table-cell>
          <table:table-cell table:formula="of:=295342982*8389430000/606850000" office:value-type="currency" office:currency="BRL" office:value="4082984713.6529" calcext:value-type="currency">
            <text:p>R$ 4.082.984.713,65</text:p>
          </table:table-cell>
          <table:table-cell table:formula="of:=295342982*943760000/606850000" office:value-type="currency" office:currency="BRL" office:value="459311020.338337" calcext:value-type="currency">
            <text:p>R$ 459.311.020,34</text:p>
          </table:table-cell>
          <table:table-cell table:formula="of:=295342982*306942000/606850000" office:value-type="currency" office:currency="BRL" office:value="149383151.653694" calcext:value-type="currency">
            <text:p>R$ 149.383.151,65</text:p>
          </table:table-cell>
          <table:table-cell/>
        </table:table-row>
        <table:table-row table:style-name="ro1">
          <table:table-cell office:value-type="string" calcext:value-type="string">
            <text:p>EQTL3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198163464*83.99" office:value-type="currency" office:currency="BRL" office:value="16643749341.36" calcext:value-type="currency">
            <text:p>R$ 16.643.749.341,36</text:p>
          </table:table-cell>
          <table:table-cell table:formula="of:=198163464*19399100000/201102000" office:value-type="currency" office:currency="BRL" office:value="19115637111.9253" calcext:value-type="currency">
            <text:p>R$ 19.115.637.111,93</text:p>
          </table:table-cell>
          <table:table-cell table:formula="of:=198163464*5221890000/201102000" office:value-type="currency" office:currency="BRL" office:value="5145586871.47298" calcext:value-type="currency">
            <text:p>R$ 5.145.586.871,47</text:p>
          </table:table-cell>
          <table:table-cell table:formula="of:=198163464*942720000/201102000" office:value-type="currency" office:currency="BRL" office:value="928944817.963422" calcext:value-type="currency">
            <text:p>R$ 928.944.817,96</text:p>
          </table:table-cell>
          <table:table-cell table:formula="of:=198163464*248029000/201102000" office:value-type="currency" office:currency="BRL" office:value="244404758.841066" calcext:value-type="currency">
            <text:p>R$ 244.404.758,84</text:p>
          </table:table-cell>
          <table:table-cell/>
        </table:table-row>
        <table:table-row table:style-name="ro1">
          <table:table-cell office:value-type="string" calcext:value-type="string">
            <text:p>ESTC3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Educacional</text:p>
          </table:table-cell>
          <table:table-cell table:formula="of:=306457227*30.1" office:value-type="currency" office:currency="BRL" office:value="9224362532.7" calcext:value-type="currency">
            <text:p>R$ 9.224.362.532,70</text:p>
          </table:table-cell>
          <table:table-cell table:formula="of:=306457227*4201660000/309089000" office:value-type="currency" office:currency="BRL" office:value="4165884494.09982" calcext:value-type="currency">
            <text:p>R$ 4.165.884.494,10</text:p>
          </table:table-cell>
          <table:table-cell table:formula="of:=306457227*3123340000/309089000" office:value-type="currency" office:currency="BRL" office:value="3096745970.83099" calcext:value-type="currency">
            <text:p>R$ 3.096.745.970,83</text:p>
          </table:table-cell>
          <table:table-cell table:formula="of:=306457227*615785000/309089000" office:value-type="currency" office:currency="BRL" office:value="610541829.467225" calcext:value-type="currency">
            <text:p>R$ 610.541.829,47</text:p>
          </table:table-cell>
          <table:table-cell table:formula="of:=306457227*194321000/309089000" office:value-type="currency" office:currency="BRL" office:value="192666432.024003" calcext:value-type="currency">
            <text:p>R$ 192.666.432,02</text:p>
          </table:table-cell>
          <table:table-cell/>
        </table:table-row>
        <table:table-row table:style-name="ro1">
          <table:table-cell office:value-type="string" calcext:value-type="string">
            <text:p>FIBR3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  <table:table-cell table:formula="of:=229063957*66.3" office:value-type="currency" office:currency="BRL" office:value="15186940349.1" calcext:value-type="currency">
            <text:p>R$ 15.186.940.349,10</text:p>
          </table:table-cell>
          <table:table-cell table:formula="of:=229063957*42698600000/553734000" office:value-type="currency" office:currency="BRL" office:value="17663192569.6457" calcext:value-type="currency">
            <text:p>R$ 17.663.192.569,65</text:p>
          </table:table-cell>
          <table:table-cell table:formula="of:=229063957*16137300000/553734000" office:value-type="currency" office:currency="BRL" office:value="6675540590.42085" calcext:value-type="currency">
            <text:p>R$ 6.675.540.590,42</text:p>
          </table:table-cell>
          <table:table-cell table:formula="of:=229063957*1806370000/553734000" office:value-type="currency" office:currency="BRL" office:value="747243730.755363" calcext:value-type="currency">
            <text:p>R$ 747.243.730,76</text:p>
          </table:table-cell>
          <table:table-cell table:formula="of:=229063957*1127120000/553734000" office:value-type="currency" office:currency="BRL" office:value="466257385.701149" calcext:value-type="currency">
            <text:p>R$ 466.257.385,70</text:p>
          </table:table-cell>
          <table:table-cell/>
        </table:table-row>
        <table:table-row table:style-name="ro1">
          <table:table-cell office:value-type="string" calcext:value-type="string">
            <text:p>FLRY3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erviços Médico - Hospitalares, Análises e Diagnósticos</text:p>
          </table:table-cell>
          <table:table-cell table:formula="of:=309514110*22" office:value-type="currency" office:currency="BRL" office:value="6809310420" calcext:value-type="currency">
            <text:p>R$ 6.809.310.420,00</text:p>
          </table:table-cell>
          <table:table-cell table:formula="of:=309514110*3938480000/316113000" office:value-type="currency" office:currency="BRL" office:value="3856263842.21085" calcext:value-type="currency">
            <text:p>R$ 3.856.263.842,21</text:p>
          </table:table-cell>
          <table:table-cell table:formula="of:=309514110*1727200000/316113000" office:value-type="currency" office:currency="BRL" office:value="1691144529.93708" calcext:value-type="currency">
            <text:p>R$ 1.691.144.529,94</text:p>
          </table:table-cell>
          <table:table-cell table:formula="of:=309514110*338037000/316113000" office:value-type="currency" office:currency="BRL" office:value="330980444.341327" calcext:value-type="currency">
            <text:p>R$ 330.980.444,34</text:p>
          </table:table-cell>
          <table:table-cell table:formula="of:=309514110*90341000/316113000" office:value-type="currency" office:currency="BRL" office:value="88455122.7298783" calcext:value-type="currency">
            <text:p>R$ 88.455.122,73</text:p>
          </table:table-cell>
          <table:table-cell/>
        </table:table-row>
        <table:table-row table:style-name="ro1">
          <table:table-cell office:value-type="string" calcext:value-type="string">
            <text:p>GGBR4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  <table:table-cell table:formula="of:=987996350*15.99" office:value-type="currency" office:currency="BRL" office:value="15798061636.5" calcext:value-type="currency">
            <text:p>R$ 15.798.061.636,50</text:p>
          </table:table-cell>
          <table:table-cell table:formula="of:=987996350*56119000000/1719660000" office:value-type="currency" office:currency="BRL" office:value="32242052013.5666" calcext:value-type="currency">
            <text:p>R$ 32.242.052.013,57</text:p>
          </table:table-cell>
          <table:table-cell table:formula="of:=987996350*26549600000/1719660000" office:value-type="currency" office:currency="BRL" office:value="15253543080.5857" calcext:value-type="currency">
            <text:p>R$ 15.253.543.080,59</text:p>
          </table:table-cell>
          <table:table-cell table:formula="of:=987996350*536029000/1719660000" office:value-type="currency" office:currency="BRL" office:value="307964769.485916" calcext:value-type="currency">
            <text:p>R$ 307.964.769,49</text:p>
          </table:table-cell>
          <table:table-cell table:formula="of:=987996350*784910000/1719660000" office:value-type="currency" office:currency="BRL" office:value="450954383.470279" calcext:value-type="currency">
            <text:p>R$ 450.954.383,47</text:p>
          </table:table-cell>
          <table:table-cell/>
        </table:table-row>
        <table:table-row table:style-name="ro1">
          <table:table-cell office:value-type="string" calcext:value-type="string">
            <text:p>GOAU4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  <table:table-cell table:formula="of:=568684605*7.54" office:value-type="currency" office:currency="BRL" office:value="4287881921.7" calcext:value-type="currency">
            <text:p>R$ 4.287.881.921,70</text:p>
          </table:table-cell>
          <table:table-cell table:formula="of:=568684605*56180800000/985680000" office:value-type="currency" office:currency="BRL" office:value="32413314723.4234" calcext:value-type="currency">
            <text:p>R$ 32.413.314.723,42</text:p>
          </table:table-cell>
          <table:table-cell table:formula="of:=568684605*9637770000/985680000" office:value-type="currency" office:currency="BRL" office:value="5560477462.79812" calcext:value-type="currency">
            <text:p>R$ 5.560.477.462,80</text:p>
          </table:table-cell>
          <table:table-cell table:formula="of:=568684605*139762000/985680000" office:value-type="currency" office:currency="BRL" office:value="80635193.7383431" calcext:value-type="currency">
            <text:p>R$ 80.635.193,74</text:p>
          </table:table-cell>
          <table:table-cell table:formula="of:=568684605*282473000/985680000" office:value-type="currency" office:currency="BRL" office:value="162971802.641998" calcext:value-type="currency">
            <text:p>R$ 162.971.802,64</text:p>
          </table:table-cell>
          <table:table-cell/>
        </table:table-row>
        <table:table-row table:style-name="ro1">
          <table:table-cell office:value-type="string" calcext:value-type="string">
            <text:p>GOLL4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Aéreo</text:p>
          </table:table-cell>
          <table:table-cell table:formula="of:=133111745*23.43" office:value-type="currency" office:currency="BRL" office:value="3118808185.35" calcext:value-type="currency">
            <text:p>R$ 3.118.808.185,35</text:p>
          </table:table-cell>
          <table:table-cell table:formula="of:=133111745*10557000000/349363000" office:value-type="currency" office:currency="BRL" office:value="4022351227.70585" calcext:value-type="currency">
            <text:p>R$ 4.022.351.227,71</text:p>
          </table:table-cell>
          <table:table-cell table:formula="of:=133111745*-4969990000/349363000" office:value-type="currency" office:currency="BRL" office:value="-1893629381.28122" calcext:value-type="currency">
            <text:p>-R$ 1.893.629.381,28</text:p>
          </table:table-cell>
          <table:table-cell table:formula="of:=133111745*-1582010000/349363000" office:value-type="currency" office:currency="BRL" office:value="-602765924.575442" calcext:value-type="currency">
            <text:p>-R$ 602.765.924,58</text:p>
          </table:table-cell>
          <table:table-cell table:formula="of:=133111745*-409241000/349363000" office:value-type="currency" office:currency="BRL" office:value="-155926024.322968" calcext:value-type="currency">
            <text:p>-R$ 155.926.024,32</text:p>
          </table:table-cell>
          <table:table-cell/>
        </table:table-row>
        <table:table-row table:style-name="ro1">
          <table:table-cell office:value-type="string" calcext:value-type="string">
            <text:p>HYPE3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  <table:table-cell table:formula="of:=396959288*32.47" office:value-type="currency" office:currency="BRL" office:value="12889268081.36" calcext:value-type="currency">
            <text:p>R$ 12.889.268.081,36</text:p>
          </table:table-cell>
          <table:table-cell table:formula="of:=396959288*10248500000/632238000" office:value-type="currency" office:currency="BRL" office:value="6434661097.66892" calcext:value-type="currency">
            <text:p>R$ 6.434.661.097,67</text:p>
          </table:table-cell>
          <table:table-cell table:formula="of:=396959288*8172460000/632238000" office:value-type="currency" office:currency="BRL" office:value="5131190948.35881" calcext:value-type="currency">
            <text:p>R$ 5.131.190.948,36</text:p>
          </table:table-cell>
          <table:table-cell table:formula="of:=396959288*1229010000/632238000" office:value-type="currency" office:currency="BRL" office:value="771650762.125782" calcext:value-type="currency">
            <text:p>R$ 771.650.762,13</text:p>
          </table:table-cell>
          <table:table-cell table:formula="of:=396959288*242273000/632238000" office:value-type="currency" office:currency="BRL" office:value="152114421.4388" calcext:value-type="currency">
            <text:p>R$ 152.114.421,44</text:p>
          </table:table-cell>
          <table:table-cell/>
        </table:table-row>
        <table:table-row table:style-name="ro1">
          <table:table-cell office:value-type="string" calcext:value-type="string">
            <text:p>IGTA3</text:p>
          </table:table-cell>
          <table:table-cell table:number-columns-repeated="2" office:value-type="string" calcext:value-type="string">
            <text:p>Exploração de Imóveis</text:p>
          </table:table-cell>
          <table:table-cell table:formula="of:=86705835*41.81" office:value-type="currency" office:currency="BRL" office:value="3625170961.35" calcext:value-type="currency">
            <text:p>R$ 3.625.170.961,35</text:p>
          </table:table-cell>
          <table:table-cell table:formula="of:=86705835*5150610000/176612000" office:value-type="currency" office:currency="BRL" office:value="2528638715.42902" calcext:value-type="currency">
            <text:p>R$ 2.528.638.715,43</text:p>
          </table:table-cell>
          <table:table-cell table:formula="of:=86705835*2819310000/176612000" office:value-type="currency" office:currency="BRL" office:value="1384111089.13239" calcext:value-type="currency">
            <text:p>R$ 1.384.111.089,13</text:p>
          </table:table-cell>
          <table:table-cell table:formula="of:=86705835*244356000/176612000" office:value-type="currency" office:currency="BRL" office:value="119964051.238081" calcext:value-type="currency">
            <text:p>R$ 119.964.051,24</text:p>
          </table:table-cell>
          <table:table-cell table:formula="of:=86705835*64482000/176612000" office:value-type="currency" office:currency="BRL" office:value="31656771.0714448" calcext:value-type="currency">
            <text:p>R$ 31.656.771,07</text:p>
          </table:table-cell>
          <table:table-cell/>
        </table:table-row>
        <table:table-row table:style-name="ro1">
          <table:table-cell office:value-type="string" calcext:value-type="string">
            <text:p>ITSA4</text:p>
          </table:table-cell>
          <table:table-cell office:value-type="string" calcext:value-type="string">
            <text:p>Financeiros</text:p>
          </table:table-cell>
          <table:table-cell office:value-type="string" calcext:value-type="string">
            <text:p>Bancos</text:p>
          </table:table-cell>
          <table:table-cell table:formula="of:=4456802294*13.2" office:value-type="currency" office:currency="BRL" office:value="58829790280.8" calcext:value-type="currency">
            <text:p>R$ 58.829.790.280,80</text:p>
          </table:table-cell>
          <table:table-cell table:formula="of:=4456802294*63875000000/8410700000" office:value-type="currency" office:currency="BRL" office:value="33847152618.5989" calcext:value-type="currency">
            <text:p>R$ 33.847.152.618,60</text:p>
          </table:table-cell>
          <table:table-cell table:formula="of:=4456802294*52691000000/8410700000" office:value-type="currency" office:currency="BRL" office:value="27920787767.1483" calcext:value-type="currency">
            <text:p>R$ 27.920.787.767,15</text:p>
          </table:table-cell>
          <table:table-cell table:formula="of:=4456802294*8871000000/8410700000" office:value-type="currency" office:currency="BRL" office:value="4700713751.53959" calcext:value-type="currency">
            <text:p>R$ 4.700.713.751,54</text:p>
          </table:table-cell>
          <table:table-cell table:formula="of:=4456802294*2482000000/8410700000" office:value-type="currency" office:currency="BRL" office:value="1315203644.60842" calcext:value-type="currency">
            <text:p>R$ 1.315.203.644,61</text:p>
          </table:table-cell>
          <table:table-cell/>
        </table:table-row>
        <table:table-row table:style-name="ro1">
          <table:table-cell office:value-type="string" calcext:value-type="string">
            <text:p>ITUB4</text:p>
          </table:table-cell>
          <table:table-cell office:value-type="string" calcext:value-type="string">
            <text:p>Financeiros</text:p>
          </table:table-cell>
          <table:table-cell office:value-type="string" calcext:value-type="string">
            <text:p>Bancos</text:p>
          </table:table-cell>
          <table:table-cell table:formula="of:=3154117795*37.49" office:value-type="currency" office:currency="BRL" office:value="118247876134.55" calcext:value-type="currency">
            <text:p>R$ 118.247.876.134,55</text:p>
          </table:table-cell>
          <table:table-cell table:formula="of:=3154117795*196365000000/9804140000" office:value-type="currency" office:currency="BRL" office:value="63173143265.5159" calcext:value-type="currency">
            <text:p>R$ 63.173.143.265,52</text:p>
          </table:table-cell>
          <table:table-cell table:formula="of:=3154117795*125534000000/9804140000" office:value-type="currency" office:currency="BRL" office:value="40385900576.4432" calcext:value-type="currency">
            <text:p>R$ 40.385.900.576,44</text:p>
          </table:table-cell>
          <table:table-cell table:formula="of:=3154117795*19782500000/9804140000" office:value-type="currency" office:currency="BRL" office:value="6364284402.26144" calcext:value-type="currency">
            <text:p>R$ 6.364.284.402,26</text:p>
          </table:table-cell>
          <table:table-cell table:formula="of:=3154117795*5338450000/9804140000" office:value-type="currency" office:currency="BRL" office:value="1717447949.81689" calcext:value-type="currency">
            <text:p>R$ 1.717.447.949,82</text:p>
          </table:table-cell>
          <table:table-cell table:style-name="Default"/>
        </table:table-row>
        <table:table-row table:style-name="ro1">
          <table:table-cell office:value-type="string" calcext:value-type="string">
            <text:p>JBSS3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arnes e Derivados</text:p>
          </table:table-cell>
          <table:table-cell table:formula="of:=1603247593*14.47" office:value-type="currency" office:currency="BRL" office:value="23198992670.71" calcext:value-type="currency">
            <text:p>R$ 23.198.992.670,71</text:p>
          </table:table-cell>
          <table:table-cell table:formula="of:=1603247593*118883000000/2728750000" office:value-type="currency" office:currency="BRL" office:value="69848422757.1668" calcext:value-type="currency">
            <text:p>R$ 69.848.422.757,17</text:p>
          </table:table-cell>
          <table:table-cell table:formula="of:=1603247593*26569200000/2728750000" office:value-type="currency" office:currency="BRL" office:value="15610446522.3768" calcext:value-type="currency">
            <text:p>R$ 15.610.446.522,38</text:p>
          </table:table-cell>
          <table:table-cell table:formula="of:=1603247593*-989781000/2728750000" office:value-type="currency" office:currency="BRL" office:value="-581535137.277923" calcext:value-type="currency">
            <text:p>-R$ 581.535.137,28</text:p>
          </table:table-cell>
          <table:table-cell table:formula="of:=1603247593*-133490000/2728750000" office:value-type="currency" office:currency="BRL" office:value="-78430607.8569198" calcext:value-type="currency">
            <text:p>-R$ 78.430.607,86</text:p>
          </table:table-cell>
          <table:table-cell/>
        </table:table-row>
        <table:table-row table:style-name="ro1">
          <table:table-cell office:value-type="string" calcext:value-type="string">
            <text:p>KLBN11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  <table:table-cell table:formula="of:=591009862*18.84" office:value-type="currency" office:currency="BRL" office:value="11134625800.08" calcext:value-type="currency">
            <text:p>R$ 11.134.625.800,08</text:p>
          </table:table-cell>
          <table:table-cell table:formula="of:=591009862*29363000000/5409800000" office:value-type="currency" office:currency="BRL" office:value="3207849195.51665" calcext:value-type="currency">
            <text:p>R$ 3.207.849.195,52</text:p>
          </table:table-cell>
          <table:table-cell table:formula="of:=591009862*6019920000/5409800000" office:value-type="currency" office:currency="BRL" office:value="657664255.323864" calcext:value-type="currency">
            <text:p>R$ 657.664.255,32</text:p>
          </table:table-cell>
          <table:table-cell table:formula="of:=591009862*-809052000/5409800000" office:value-type="currency" office:currency="BRL" office:value="-88387317.6218759" calcext:value-type="currency">
            <text:p>-R$ 88.387.317,62</text:p>
          </table:table-cell>
          <table:table-cell table:formula="of:=591009862*103820000/5409800000" office:value-type="currency" office:currency="BRL" office:value="11342127.9664387" calcext:value-type="currency">
            <text:p>R$ 11.342.127,97</text:p>
          </table:table-cell>
          <table:table-cell/>
        </table:table-row>
        <table:table-row table:style-name="ro1">
          <table:table-cell office:value-type="string" calcext:value-type="string">
            <text:p>KROT3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Educacional</text:p>
          </table:table-cell>
          <table:table-cell table:formula="of:=1473236110*11.44" office:value-type="currency" office:currency="BRL" office:value="16853821098.4" calcext:value-type="currency">
            <text:p>R$ 16.853.821.098,40</text:p>
          </table:table-cell>
          <table:table-cell table:formula="of:=1473236110*24985200000/1644250000" office:value-type="currency" office:currency="BRL" office:value="22386558525.5113" calcext:value-type="currency">
            <text:p>R$ 22.386.558.525,51</text:p>
          </table:table-cell>
          <table:table-cell table:formula="of:=1473236110*15893900000/1644250000" office:value-type="currency" office:currency="BRL" office:value="14240819467.0695" calcext:value-type="currency">
            <text:p>R$ 14.240.819.467,07</text:p>
          </table:table-cell>
          <table:table-cell table:formula="of:=1473236110*1681240000/1644250000" office:value-type="currency" office:currency="BRL" office:value="1506378882.51568" calcext:value-type="currency">
            <text:p>R$ 1.506.378.882,52</text:p>
          </table:table-cell>
          <table:table-cell table:formula="of:=1473236110*347817000/1644250000" office:value-type="currency" office:currency="BRL" office:value="311641516.844683" calcext:value-type="currency">
            <text:p>R$ 311.641.516,84</text:p>
          </table:table-cell>
          <table:table-cell/>
        </table:table-row>
        <table:table-row table:style-name="ro1">
          <table:table-cell office:value-type="string" calcext:value-type="string">
            <text:p>LAME4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  <table:table-cell table:formula="of:=684223547*20.46" office:value-type="currency" office:currency="BRL" office:value="13999213771.62" calcext:value-type="currency">
            <text:p>R$ 13.999.213.771,62</text:p>
          </table:table-cell>
          <table:table-cell table:formula="of:=684223547*26876600000/1600650000" office:value-type="currency" office:currency="BRL" office:value="11488834275.6381" calcext:value-type="currency">
            <text:p>R$ 11.488.834.275,64</text:p>
          </table:table-cell>
          <table:table-cell table:formula="of:=684223547*4774720000/1600650000" office:value-type="currency" office:currency="BRL" office:value="2041030740.21919" calcext:value-type="currency">
            <text:p>R$ 2.041.030.740,22</text:p>
          </table:table-cell>
          <table:table-cell table:formula="of:=684223547*392412000/1600650000" office:value-type="currency" office:currency="BRL" office:value="167742811.061359" calcext:value-type="currency">
            <text:p>R$ 167.742.811,06</text:p>
          </table:table-cell>
          <table:table-cell table:formula="of:=684223547*61394000/1600650000" office:value-type="currency" office:currency="BRL" office:value="26243851.2132684" calcext:value-type="currency">
            <text:p>R$ 26.243.851,21</text:p>
          </table:table-cell>
          <table:table-cell/>
        </table:table-row>
        <table:table-row table:style-name="ro1">
          <table:table-cell office:value-type="string" calcext:value-type="string">
            <text:p>LREN3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  <table:table-cell table:formula="of:=707311512*44.44" office:value-type="currency" office:currency="BRL" office:value="31432923593.28" calcext:value-type="currency">
            <text:p>R$ 31.432.923.593,28</text:p>
          </table:table-cell>
          <table:table-cell table:formula="of:=707311512*7547250000/720024000" office:value-type="currency" office:currency="BRL" office:value="7413998434.69384" calcext:value-type="currency">
            <text:p>R$ 7.413.998.434,69</text:p>
          </table:table-cell>
          <table:table-cell table:formula="of:=707311512*3607480000/720024000" office:value-type="currency" office:currency="BRL" office:value="3543787614.45418" calcext:value-type="currency">
            <text:p>R$ 3.543.787.614,45</text:p>
          </table:table-cell>
          <table:table-cell table:formula="of:=707311512*912163000/720024000" office:value-type="currency" office:currency="BRL" office:value="896058174.061498" calcext:value-type="currency">
            <text:p>R$ 896.058.174,06</text:p>
          </table:table-cell>
          <table:table-cell table:formula="of:=707311512*194211000/720024000" office:value-type="currency" office:currency="BRL" office:value="190782079.565448" calcext:value-type="currency">
            <text:p>R$ 190.782.079,57</text:p>
          </table:table-cell>
          <table:table-cell/>
        </table:table-row>
        <table:table-row table:style-name="ro1">
          <table:table-cell office:value-type="string" calcext:value-type="string">
            <text:p>MGLU3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Eletrodomésticos</text:p>
          </table:table-cell>
          <table:table-cell table:formula="of:=67597600*167.48" office:value-type="currency" office:currency="BRL" office:value="11321246048" calcext:value-type="currency">
            <text:p>R$ 11.321.246.048,00</text:p>
          </table:table-cell>
          <table:table-cell table:formula="of:=67597600*7134700000/190591000" office:value-type="currency" office:currency="BRL" office:value="2530489880.00483" calcext:value-type="currency">
            <text:p>R$ 2.530.489.880,00</text:p>
          </table:table-cell>
          <table:table-cell table:formula="of:=67597600*2312320000/190591000" office:value-type="currency" office:currency="BRL" office:value="820118906.09735" calcext:value-type="currency">
            <text:p>R$ 820.118.906,10</text:p>
          </table:table-cell>
          <table:table-cell table:formula="of:=67597600*573404000/190591000" office:value-type="currency" office:currency="BRL" office:value="203371272.674995" calcext:value-type="currency">
            <text:p>R$ 203.371.272,67</text:p>
          </table:table-cell>
          <table:table-cell table:formula="of:=67597600*119556000/190591000" office:value-type="currency" office:currency="BRL" office:value="42403359.36954" calcext:value-type="currency">
            <text:p>R$ 42.403.359,37</text:p>
          </table:table-cell>
          <table:table-cell/>
        </table:table-row>
        <table:table-row table:style-name="ro1">
          <table:table-cell office:value-type="string" calcext:value-type="string">
            <text:p>MRFG3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arnes e Derivados</text:p>
          </table:table-cell>
          <table:table-cell table:formula="of:=402731780*5.87" office:value-type="currency" office:currency="BRL" office:value="2364035548.6" calcext:value-type="currency">
            <text:p>R$ 2.364.035.548,60</text:p>
          </table:table-cell>
          <table:table-cell table:formula="of:=402731780*33458600000/621280000" office:value-type="currency" office:currency="BRL" office:value="21688838421.1756" calcext:value-type="currency">
            <text:p>R$ 21.688.838.421,18</text:p>
          </table:table-cell>
          <table:table-cell table:formula="of:=402731780*205197000/621280000" office:value-type="currency" office:currency="BRL" office:value="133014668.202195" calcext:value-type="currency">
            <text:p>R$ 133.014.668,20</text:p>
          </table:table-cell>
          <table:table-cell table:formula="of:=402731780*-842326000/621280000" office:value-type="currency" office:currency="BRL" office:value="-546020231.32932" calcext:value-type="currency">
            <text:p>-R$ 546.020.231,33</text:p>
          </table:table-cell>
          <table:table-cell table:formula="of:=402731780*-80439000/621280000" office:value-type="currency" office:currency="BRL" office:value="-52142901.1901558" calcext:value-type="currency">
            <text:p>-R$ 52.142.901,19</text:p>
          </table:table-cell>
          <table:table-cell/>
        </table:table-row>
        <table:table-row table:style-name="ro1">
          <table:table-cell office:value-type="string" calcext:value-type="string">
            <text:p>MRVE3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Construção Civil</text:p>
          </table:table-cell>
          <table:table-cell table:formula="of:=292037854*14.85" office:value-type="currency" office:currency="BRL" office:value="4336762131.9" calcext:value-type="currency">
            <text:p>R$ 4.336.762.131,90</text:p>
          </table:table-cell>
          <table:table-cell table:formula="of:=292037854*14877500000/444140000" office:value-type="currency" office:currency="BRL" office:value="9782485641.65578" calcext:value-type="currency">
            <text:p>R$ 9.782.485.641,66</text:p>
          </table:table-cell>
          <table:table-cell table:formula="of:=292037854*5781930000/444140000" office:value-type="currency" office:currency="BRL" office:value="3801824715.58117" calcext:value-type="currency">
            <text:p>R$ 3.801.824.715,58</text:p>
          </table:table-cell>
          <table:table-cell table:formula="of:=292037854*679852000/444140000" office:value-type="currency" office:currency="BRL" office:value="447026881.428396" calcext:value-type="currency">
            <text:p>R$ 447.026.881,43</text:p>
          </table:table-cell>
          <table:table-cell table:formula="of:=292037854*174057000/444140000" office:value-type="currency" office:currency="BRL" office:value="114448671.035435" calcext:value-type="currency">
            <text:p>R$ 114.448.671,04</text:p>
          </table:table-cell>
          <table:table-cell/>
        </table:table-row>
        <table:table-row table:style-name="ro1">
          <table:table-cell office:value-type="string" calcext:value-type="string">
            <text:p>MULT3</text:p>
          </table:table-cell>
          <table:table-cell table:number-columns-repeated="2" office:value-type="string" calcext:value-type="string">
            <text:p>Exploração de Imóveis</text:p>
          </table:table-cell>
          <table:table-cell table:formula="of:=267482247*25.1" office:value-type="currency" office:currency="BRL" office:value="6713804399.7" calcext:value-type="currency">
            <text:p>R$ 6.713.804.399,70</text:p>
          </table:table-cell>
          <table:table-cell table:formula="of:=267482247*8819850000/600761000" office:value-type="currency" office:currency="BRL" office:value="3926941489.54901" calcext:value-type="currency">
            <text:p>R$ 3.926.941.489,55</text:p>
          </table:table-cell>
          <table:table-cell table:formula="of:=267482247*5289900000/600761000" office:value-type="currency" office:currency="BRL" office:value="2355269963.27208" calcext:value-type="currency">
            <text:p>R$ 2.355.269.963,27</text:p>
          </table:table-cell>
          <table:table-cell table:formula="of:=267482247*495287000/600761000" office:value-type="currency" office:currency="BRL" office:value="220521105.18141" calcext:value-type="currency">
            <text:p>R$ 220.521.105,18</text:p>
          </table:table-cell>
          <table:table-cell table:formula="of:=267482247*116445000/600761000" office:value-type="currency" office:currency="BRL" office:value="51845859.2550365" calcext:value-type="currency">
            <text:p>R$ 51.845.859,26</text:p>
          </table:table-cell>
          <table:table-cell/>
        </table:table-row>
        <table:table-row table:style-name="ro1">
          <table:table-cell office:value-type="string" calcext:value-type="string">
            <text:p>NATU3</text:p>
          </table:table-cell>
          <table:table-cell office:value-type="string" calcext:value-type="string">
            <text:p>Prods. de Uso Pessoal e de Limpeza</text:p>
          </table:table-cell>
          <table:table-cell office:value-type="string" calcext:value-type="string">
            <text:p>Produtos de Uso Pessoal</text:p>
          </table:table-cell>
          <table:table-cell table:formula="of:=172367479*46.45" office:value-type="currency" office:currency="BRL" office:value="8006469399.55" calcext:value-type="currency">
            <text:p>R$ 8.006.469.399,55</text:p>
          </table:table-cell>
          <table:table-cell table:formula="of:=172367479*14800500000/431239000" office:value-type="currency" office:currency="BRL" office:value="5915802775.1189" calcext:value-type="currency">
            <text:p>R$ 5.915.802.775,12</text:p>
          </table:table-cell>
          <table:table-cell table:formula="of:=172367479*2502180000/431239000" office:value-type="currency" office:currency="BRL" office:value="1000128602.94227" calcext:value-type="currency">
            <text:p>R$ 1.000.128.602,94</text:p>
          </table:table-cell>
          <table:table-cell table:formula="of:=172367479*445848000/431239000" office:value-type="currency" office:currency="BRL" office:value="178206738.669721" calcext:value-type="currency">
            <text:p>R$ 178.206.738,67</text:p>
          </table:table-cell>
          <table:table-cell table:formula="of:=172367479*132840000/431239000" office:value-type="currency" office:currency="BRL" office:value="53096533.2689298" calcext:value-type="currency">
            <text:p>R$ 53.096.533,27</text:p>
          </table:table-cell>
          <table:table-cell/>
        </table:table-row>
        <table:table-row table:style-name="ro1">
          <table:table-cell office:value-type="string" calcext:value-type="string">
            <text:p>PCAR4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Alimentos</text:p>
          </table:table-cell>
          <table:table-cell table:formula="of:=155389579*94.78" office:value-type="currency" office:currency="BRL" office:value="14727824297.62" calcext:value-type="currency">
            <text:p>R$ 14.727.824.297,62</text:p>
          </table:table-cell>
          <table:table-cell table:formula="of:=155389579*47877000000/266845000" office:value-type="currency" office:currency="BRL" office:value="27879806156.3192" calcext:value-type="currency">
            <text:p>R$ 27.879.806.156,32</text:p>
          </table:table-cell>
          <table:table-cell table:formula="of:=155389579*10780000000/266845000" office:value-type="currency" office:currency="BRL" office:value="6277425702.63636" calcext:value-type="currency">
            <text:p>R$ 6.277.425.702,64</text:p>
          </table:table-cell>
          <table:table-cell table:formula="of:=155389579*1076000000/266845000" office:value-type="currency" office:currency="BRL" office:value="626577927.276134" calcext:value-type="currency">
            <text:p>R$ 626.577.927,28</text:p>
          </table:table-cell>
          <table:table-cell table:formula="of:=155389579*150000000/266845000" office:value-type="currency" office:currency="BRL" office:value="87348224.0626581" calcext:value-type="currency">
            <text:p>R$ 87.348.224,06</text:p>
          </table:table-cell>
          <table:table-cell/>
        </table:table-row>
        <table:table-row table:style-name="ro1">
          <table:table-cell office:value-type="string" calcext:value-type="string">
            <text:p>PETR3</text:p>
          </table:table-cell>
          <table:table-cell office:value-type="string" calcext:value-type="string">
            <text:p>Petróleo, Gás e Biocombustíveis</text:p>
          </table:table-cell>
          <table:table-cell office:value-type="string" calcext:value-type="string">
            <text:p>Exploração e/ou Refino e Distribuição</text:p>
          </table:table-cell>
          <table:table-cell table:formula="of:=2708734721*29.46" office:value-type="currency" office:currency="BRL" office:value="79799324880.66" calcext:value-type="currency">
            <text:p>R$ 79.799.324.880,66</text:p>
          </table:table-cell>
          <table:table-cell table:formula="of:=2708734721*866756000000/13044500000" office:value-type="currency" office:currency="BRL" office:value="179984826695.931" calcext:value-type="currency">
            <text:p>R$ 179.984.826.695,93</text:p>
          </table:table-cell>
          <table:table-cell table:formula="of:=2708734721*290365000000/13044500000" office:value-type="currency" office:currency="BRL" office:value="60295278260.0456" calcext:value-type="currency">
            <text:p>R$ 60.295.278.260,05</text:p>
          </table:table-cell>
          <table:table-cell table:formula="of:=2708734721*18200000000/13044500000" office:value-type="currency" office:currency="BRL" office:value="3779291802.84411" calcext:value-type="currency">
            <text:p>R$ 3.779.291.802,84</text:p>
          </table:table-cell>
          <table:table-cell table:formula="of:=2708734721*6644000000/13044500000" office:value-type="currency" office:currency="BRL" office:value="1379649161.43386" calcext:value-type="currency">
            <text:p>R$ 1.379.649.161,43</text:p>
          </table:table-cell>
          <table:table-cell/>
        </table:table-row>
        <table:table-row table:style-name="ro1">
          <table:table-cell office:value-type="string" calcext:value-type="string">
            <text:p>PETR4</text:p>
          </table:table-cell>
          <table:table-cell office:value-type="string" calcext:value-type="string">
            <text:p>Petróleo, Gás e Biocombustíveis</text:p>
          </table:table-cell>
          <table:table-cell office:value-type="string" calcext:value-type="string">
            <text:p>Exploração e/ou Refino e Distribuição</text:p>
          </table:table-cell>
          <table:table-cell table:formula="of:=4270345739*25.54" office:value-type="currency" office:currency="BRL" office:value="109064630174.06" calcext:value-type="currency">
            <text:p>R$ 109.064.630.174,06</text:p>
          </table:table-cell>
          <table:table-cell table:formula="of:=4270345739*866756000000/13044500000" office:value-type="currency" office:currency="BRL" office:value="283747770428.356" calcext:value-type="currency">
            <text:p>R$ 283.747.770.428,36</text:p>
          </table:table-cell>
          <table:table-cell table:formula="of:=4270345739*290365000000/13044500000" office:value-type="currency" office:currency="BRL" office:value="95056072713.0005" calcext:value-type="currency">
            <text:p>R$ 95.056.072.713,00</text:p>
          </table:table-cell>
          <table:table-cell table:formula="of:=4270345739*18200000000/13044500000" office:value-type="currency" office:currency="BRL" office:value="5958089037.51006" calcext:value-type="currency">
            <text:p>R$ 5.958.089.037,51</text:p>
          </table:table-cell>
          <table:table-cell table:formula="of:=4270345739*6644000000/13044500000" office:value-type="currency" office:currency="BRL" office:value="2175029866.22071" calcext:value-type="currency">
            <text:p>R$ 2.175.029.866,22</text:p>
          </table:table-cell>
          <table:table-cell/>
        </table:table-row>
        <table:table-row table:style-name="ro1">
          <table:table-cell office:value-type="string" calcext:value-type="string">
            <text:p>QUAL3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erviços Médico - Hospitalares, Análises e Diagnósticos</text:p>
          </table:table-cell>
          <table:table-cell table:formula="of:=240546771*15.85" office:value-type="currency" office:currency="BRL" office:value="3812666320.35" calcext:value-type="currency">
            <text:p>R$ 3.812.666.320,35</text:p>
          </table:table-cell>
          <table:table-cell table:formula="of:=240546771*3724770000/283177000" office:value-type="currency" office:currency="BRL" office:value="3164033082.55144" calcext:value-type="currency">
            <text:p>R$ 3.164.033.082,55</text:p>
          </table:table-cell>
          <table:table-cell table:formula="of:=240546771*2288740000/283177000" office:value-type="currency" office:currency="BRL" office:value="1944186910.16057" calcext:value-type="currency">
            <text:p>R$ 1.944.186.910,16</text:p>
          </table:table-cell>
          <table:table-cell table:formula="of:=240546771*392592000/283177000" office:value-type="currency" office:currency="BRL" office:value="333490141.926894" calcext:value-type="currency">
            <text:p>R$ 333.490.141,93</text:p>
          </table:table-cell>
          <table:table-cell table:formula="of:=240546771*109723000/283177000" office:value-type="currency" office:currency="BRL" office:value="93205003.7765532" calcext:value-type="currency">
            <text:p>R$ 93.205.003,78</text:p>
          </table:table-cell>
          <table:table-cell/>
        </table:table-row>
        <table:table-row table:style-name="ro1">
          <table:table-cell office:value-type="string" calcext:value-type="string">
            <text:p>RADL3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</text:p>
          </table:table-cell>
          <table:table-cell table:formula="of:=211224469*62.29" office:value-type="currency" office:currency="BRL" office:value="13157172174.01" calcext:value-type="currency">
            <text:p>R$ 13.157.172.174,01</text:p>
          </table:table-cell>
          <table:table-cell table:formula="of:=211224469*7116260000/330386000" office:value-type="currency" office:currency="BRL" office:value="4549612392.06849" calcext:value-type="currency">
            <text:p>R$ 4.549.612.392,07</text:p>
          </table:table-cell>
          <table:table-cell table:formula="of:=211224469*3364390000/330386000" office:value-type="currency" office:currency="BRL" office:value="2150943112.77993" calcext:value-type="currency">
            <text:p>R$ 2.150.943.112,78</text:p>
          </table:table-cell>
          <table:table-cell table:formula="of:=211224469*519125000/330386000" office:value-type="currency" office:currency="BRL" office:value="331890281.275917" calcext:value-type="currency">
            <text:p>R$ 331.890.281,28</text:p>
          </table:table-cell>
          <table:table-cell table:formula="of:=211224469*127947000/330386000" office:value-type="currency" office:currency="BRL" office:value="81799885.9974182" calcext:value-type="currency">
            <text:p>R$ 81.799.886,00</text:p>
          </table:table-cell>
          <table:table-cell/>
        </table:table-row>
        <table:table-row table:style-name="ro1">
          <table:table-cell office:value-type="string" calcext:value-type="string">
            <text:p>RAIL3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  <table:table-cell table:formula="of:=1115172711*19.31" office:value-type="currency" office:currency="BRL" office:value="21533985049.41" calcext:value-type="currency">
            <text:p>R$ 21.533.985.049,41</text:p>
          </table:table-cell>
          <table:table-cell table:formula="of:=1115172711*26399100000/1559020000" office:value-type="currency" office:currency="BRL" office:value="18883372833.5493" calcext:value-type="currency">
            <text:p>R$ 18.883.372.833,55</text:p>
          </table:table-cell>
          <table:table-cell table:formula="of:=1115172711*7899840000/1559020000" office:value-type="currency" office:currency="BRL" office:value="5650784460.28033" calcext:value-type="currency">
            <text:p>R$ 5.650.784.460,28</text:p>
          </table:table-cell>
          <table:table-cell table:formula="of:=1115172711*74689000/1559020000" office:value-type="currency" office:currency="BRL" office:value="53425315.0132" calcext:value-type="currency">
            <text:p>R$ 53.425.315,01</text:p>
          </table:table-cell>
          <table:table-cell table:formula="of:=1115172711*225786000/1559020000" office:value-type="currency" office:currency="BRL" office:value="161505552.030023" calcext:value-type="currency">
            <text:p>R$ 161.505.552,03</text:p>
          </table:table-cell>
          <table:table-cell/>
        </table:table-row>
        <table:table-row table:style-name="ro1">
          <table:table-cell office:value-type="string" calcext:value-type="string">
            <text:p>RENT3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Aluguel de Carros</text:p>
          </table:table-cell>
          <table:table-cell table:formula="of:=502587736*32.22" office:value-type="currency" office:currency="BRL" office:value="16193376853.92" calcext:value-type="currency">
            <text:p>R$ 16.193.376.853,92</text:p>
          </table:table-cell>
          <table:table-cell table:formula="of:=502587736*12828700000/667149000" office:value-type="currency" office:currency="BRL" office:value="9664328791.35426" calcext:value-type="currency">
            <text:p>R$ 9.664.328.791,35</text:p>
          </table:table-cell>
          <table:table-cell table:formula="of:=502587736*2959260000/667149000" office:value-type="currency" office:currency="BRL" office:value="2229318763.32777" calcext:value-type="currency">
            <text:p>R$ 2.229.318.763,33</text:p>
          </table:table-cell>
          <table:table-cell table:formula="of:=502587736*610731000/667149000" office:value-type="currency" office:currency="BRL" office:value="460085993.676099" calcext:value-type="currency">
            <text:p>R$ 460.085.993,68</text:p>
          </table:table-cell>
          <table:table-cell table:formula="of:=502587736*159852000/667149000" office:value-type="currency" office:currency="BRL" office:value="120422356.587617" calcext:value-type="currency">
            <text:p>R$ 120.422.356,59</text:p>
          </table:table-cell>
          <table:table-cell/>
        </table:table-row>
        <table:table-row table:style-name="ro1">
          <table:table-cell office:value-type="string" calcext:value-type="string">
            <text:p>SANB11</text:p>
          </table:table-cell>
          <table:table-cell office:value-type="string" calcext:value-type="string">
            <text:p>Financeiros</text:p>
          </table:table-cell>
          <table:table-cell office:value-type="string" calcext:value-type="string">
            <text:p>Bancos</text:p>
          </table:table-cell>
          <table:table-cell table:formula="of:=372112887*49.57" office:value-type="currency" office:currency="BRL" office:value="18445635808.59" calcext:value-type="currency">
            <text:p>R$ 18.445.635.808,59</text:p>
          </table:table-cell>
          <table:table-cell table:formula="of:=372112887*751949000000/7498530000" office:value-type="currency" office:currency="BRL" office:value="37315302234.8064" calcext:value-type="currency">
            <text:p>R$ 37.315.302.234,81</text:p>
          </table:table-cell>
          <table:table-cell table:formula="of:=372112887*65545700000/7498530000" office:value-type="currency" office:currency="BRL" office:value="3252690815.05787" calcext:value-type="currency">
            <text:p>R$ 3.252.690.815,06</text:p>
          </table:table-cell>
          <table:table-cell table:formula="of:=372112887*11293600000/7498530000" office:value-type="currency" office:currency="BRL" office:value="560442393.458878" calcext:value-type="currency">
            <text:p>R$ 560.442.393,46</text:p>
          </table:table-cell>
          <table:table-cell table:formula="of:=372112887*3038720000/7498530000" office:value-type="currency" office:currency="BRL" office:value="150795805.575845" calcext:value-type="currency">
            <text:p>R$ 150.795.805,58</text:p>
          </table:table-cell>
          <table:table-cell table:style-name="Default"/>
        </table:table-row>
        <table:table-row table:style-name="ro1">
          <table:table-cell office:value-type="string" calcext:value-type="string">
            <text:p>SBSP3</text:p>
          </table:table-cell>
          <table:table-cell table:number-columns-repeated="2" office:value-type="string" calcext:value-type="string">
            <text:p>Água e Saneamento</text:p>
          </table:table-cell>
          <table:table-cell table:formula="of:=305385123*43.18" office:value-type="currency" office:currency="BRL" office:value="13186529611.14" calcext:value-type="currency">
            <text:p>R$ 13.186.529.611,14</text:p>
          </table:table-cell>
          <table:table-cell table:formula="of:=305385123*42246100000/683510000" office:value-type="currency" office:currency="BRL" office:value="18875115864.8305" calcext:value-type="currency">
            <text:p>R$ 18.875.115.864,83</text:p>
          </table:table-cell>
          <table:table-cell table:formula="of:=305385123*18787000000/683510000" office:value-type="currency" office:currency="BRL" office:value="8393835212.06859" calcext:value-type="currency">
            <text:p>R$ 8.393.835.212,07</text:p>
          </table:table-cell>
          <table:table-cell table:formula="of:=305385123*1940100000/683510000" office:value-type="currency" office:currency="BRL" office:value="866816399.368407" calcext:value-type="currency">
            <text:p>R$ 866.816.399,37</text:p>
          </table:table-cell>
          <table:table-cell table:formula="of:=305385123*565164000/683510000" office:value-type="currency" office:currency="BRL" office:value="252509367.317482" calcext:value-type="currency">
            <text:p>R$ 252.509.367,32</text:p>
          </table:table-cell>
          <table:table-cell/>
        </table:table-row>
        <table:table-row table:style-name="ro1">
          <table:table-cell office:value-type="string" calcext:value-type="string">
            <text:p>SMLS3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Programas de Fidelização</text:p>
          </table:table-cell>
          <table:table-cell table:formula="of:=58691428*41.9" office:value-type="currency" office:currency="BRL" office:value="2459170833.2" calcext:value-type="currency">
            <text:p>R$ 2.459.170.833,20</text:p>
          </table:table-cell>
          <table:table-cell table:formula="of:=58691428*2577470000/124008000" office:value-type="currency" office:currency="BRL" office:value="1219884160.11193" calcext:value-type="currency">
            <text:p>R$ 1.219.884.160,11</text:p>
          </table:table-cell>
          <table:table-cell table:formula="of:=58691428*991057000/124008000" office:value-type="currency" office:currency="BRL" office:value="469054823.5549" calcext:value-type="currency">
            <text:p>R$ 469.054.823,55</text:p>
          </table:table-cell>
          <table:table-cell table:formula="of:=58691428*604271000/124008000" office:value-type="currency" office:currency="BRL" office:value="285993870.467938" calcext:value-type="currency">
            <text:p>R$ 285.993.870,47</text:p>
          </table:table-cell>
          <table:table-cell table:formula="of:=58691428*212106000/124008000" office:value-type="currency" office:currency="BRL" office:value="100387104.278498" calcext:value-type="currency">
            <text:p>R$ 100.387.104,28</text:p>
          </table:table-cell>
          <table:table-cell/>
        </table:table-row>
        <table:table-row table:style-name="ro1">
          <table:table-cell office:value-type="string" calcext:value-type="string">
            <text:p>SUZB3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  <table:table-cell table:formula="of:=470453982*47.95" office:value-type="currency" office:currency="BRL" office:value="22558268436.9" calcext:value-type="currency">
            <text:p>R$ 22.558.268.436,90</text:p>
          </table:table-cell>
          <table:table-cell table:formula="of:=470453982*41566000000/1361260000" office:value-type="currency" office:currency="BRL" office:value="14365286731.2725" calcext:value-type="currency">
            <text:p>R$ 14.365.286.731,27</text:p>
          </table:table-cell>
          <table:table-cell table:formula="of:=470453982*10632100000/1361260000" office:value-type="currency" office:currency="BRL" office:value="3674473489.2836" calcext:value-type="currency">
            <text:p>R$ 3.674.473.489,28</text:p>
          </table:table-cell>
          <table:table-cell table:formula="of:=470453982*-786344000/1361260000" office:value-type="currency" office:currency="BRL" office:value="-271761945.566466" calcext:value-type="currency">
            <text:p>-R$ 271.761.945,57</text:p>
          </table:table-cell>
          <table:table-cell table:formula="of:=470453982*-107780000/1361260000" office:value-type="currency" office:currency="BRL" office:value="-37248968.0002057" calcext:value-type="currency">
            <text:p>-R$ 37.248.968,00</text:p>
          </table:table-cell>
          <table:table-cell/>
        </table:table-row>
        <table:table-row table:style-name="ro1">
          <table:table-cell office:value-type="string" calcext:value-type="string">
            <text:p>TAEE11</text:p>
          </table:table-cell>
          <table:table-cell table:number-columns-repeated="2" office:value-type="string" calcext:value-type="string">
            <text:p>Energia Elétrica</text:p>
          </table:table-cell>
          <table:table-cell table:formula="of:=218568280*25.85" office:value-type="currency" office:currency="BRL" office:value="5649990038" calcext:value-type="currency">
            <text:p>R$ 5.649.990.038,00</text:p>
          </table:table-cell>
          <table:table-cell table:formula="of:=218568280*8906950000/1033500000" office:value-type="currency" office:currency="BRL" office:value="1883673673.48428" calcext:value-type="currency">
            <text:p>R$ 1.883.673.673,48</text:p>
          </table:table-cell>
          <table:table-cell table:formula="of:=218568280*4514280000/1033500000" office:value-type="currency" office:currency="BRL" office:value="954696095.828157" calcext:value-type="currency">
            <text:p>R$ 954.696.095,83</text:p>
          </table:table-cell>
          <table:table-cell table:formula="of:=218568280*1021810000/1033500000" office:value-type="currency" office:currency="BRL" office:value="216096036.949008" calcext:value-type="currency">
            <text:p>R$ 216.096.036,95</text:p>
          </table:table-cell>
          <table:table-cell table:formula="of:=218568280*267719000/1033500000" office:value-type="currency" office:currency="BRL" office:value="56618172.5721529" calcext:value-type="currency">
            <text:p>R$ 56.618.172,57</text:p>
          </table:table-cell>
          <table:table-cell/>
        </table:table-row>
        <table:table-row table:style-name="ro1">
          <table:table-cell office:value-type="string" calcext:value-type="string">
            <text:p>TIMP3</text:p>
          </table:table-cell>
          <table:table-cell table:number-columns-repeated="2" office:value-type="string" calcext:value-type="string">
            <text:p>Telefonia Móvel</text:p>
          </table:table-cell>
          <table:table-cell table:formula="of:=807711660*12.55" office:value-type="currency" office:currency="BRL" office:value="10136781333" calcext:value-type="currency">
            <text:p>R$ 10.136.781.333,00</text:p>
          </table:table-cell>
          <table:table-cell table:formula="of:=807711660*30779200000/2421030000" office:value-type="currency" office:currency="BRL" office:value="10268653724.0232" calcext:value-type="currency">
            <text:p>R$ 10.268.653.724,02</text:p>
          </table:table-cell>
          <table:table-cell table:formula="of:=807711660*19545000000/2421030000" office:value-type="currency" office:currency="BRL" office:value="6520664508.3704" calcext:value-type="currency">
            <text:p>R$ 6.520.664.508,37</text:p>
          </table:table-cell>
          <table:table-cell table:formula="of:=807711660*2517320000/2421030000" office:value-type="currency" office:currency="BRL" office:value="839836233.318546" calcext:value-type="currency">
            <text:p>R$ 839.836.233,32</text:p>
          </table:table-cell>
          <table:table-cell table:formula="of:=807711660*1333250000/2421030000" office:value-type="currency" office:currency="BRL" office:value="444803067.57661" calcext:value-type="currency">
            <text:p>R$ 444.803.067,58</text:p>
          </table:table-cell>
          <table:table-cell/>
        </table:table-row>
        <table:table-row table:style-name="ro1">
          <table:table-cell office:value-type="string" calcext:value-type="string">
            <text:p>UGPA3</text:p>
          </table:table-cell>
          <table:table-cell table:number-columns-repeated="2" office:value-type="string" calcext:value-type="string">
            <text:p>Holdings Diversificadas</text:p>
          </table:table-cell>
          <table:table-cell table:formula="of:=540494419*57.71" office:value-type="currency" office:currency="BRL" office:value="31191932920.49" calcext:value-type="currency">
            <text:p>R$ 31.191.932.920,49</text:p>
          </table:table-cell>
          <table:table-cell table:formula="of:=540494419*29805300000/556405000" office:value-type="currency" office:currency="BRL" office:value="28953007802.9865" calcext:value-type="currency">
            <text:p>R$ 28.953.007.802,99</text:p>
          </table:table-cell>
          <table:table-cell table:formula="of:=540494419*9201090000/556405000" office:value-type="currency" office:currency="BRL" office:value="8937981854.43465" calcext:value-type="currency">
            <text:p>R$ 8.937.981.854,43</text:p>
          </table:table-cell>
          <table:table-cell table:formula="of:=540494419*1047670000/556405000" office:value-type="currency" office:currency="BRL" office:value="1017711537.37607" calcext:value-type="currency">
            <text:p>R$ 1.017.711.537,38</text:p>
          </table:table-cell>
          <table:table-cell table:formula="of:=540494419*327334000/556405000" office:value-type="currency" office:currency="BRL" office:value="317973778.360989" calcext:value-type="currency">
            <text:p>R$ 317.973.778,36</text:p>
          </table:table-cell>
          <table:table-cell/>
        </table:table-row>
        <table:table-row table:style-name="ro1">
          <table:table-cell office:value-type="string" calcext:value-type="string">
            <text:p>USIM5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  <table:table-cell table:formula="of:=513232801*9.8" office:value-type="currency" office:currency="BRL" office:value="5029681449.8" calcext:value-type="currency">
            <text:p>R$ 5.029.681.449,80</text:p>
          </table:table-cell>
          <table:table-cell table:formula="of:=513232801*26098400000/1253080000" office:value-type="currency" office:currency="BRL" office:value="10689305498.1473" calcext:value-type="currency">
            <text:p>R$ 10.689.305.498,15</text:p>
          </table:table-cell>
          <table:table-cell table:formula="of:=513232801*14099900000/1253080000" office:value-type="currency" office:currency="BRL" office:value="5774995348.11816" calcext:value-type="currency">
            <text:p>R$ 5.774.995.348,12</text:p>
          </table:table-cell>
          <table:table-cell table:formula="of:=513232801*321941000/1253080000" office:value-type="currency" office:currency="BRL" office:value="131859642.789559" calcext:value-type="currency">
            <text:p>R$ 131.859.642,79</text:p>
          </table:table-cell>
          <table:table-cell table:formula="of:=513232801*263924000/1253080000" office:value-type="currency" office:currency="BRL" office:value="108097211.487793" calcext:value-type="currency">
            <text:p>R$ 108.097.211,49</text:p>
          </table:table-cell>
          <table:table-cell/>
        </table:table-row>
        <table:table-row table:style-name="ro1">
          <table:table-cell office:value-type="string" calcext:value-type="string">
            <text:p>VALE3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  <table:table-cell table:formula="of:=3067179982*56.15" office:value-type="currency" office:currency="BRL" office:value="172222155989.3" calcext:value-type="currency">
            <text:p>R$ 172.222.155.989,30</text:p>
          </table:table-cell>
          <table:table-cell table:formula="of:=3067179982*342279000000/5284470000" office:value-type="currency" office:currency="BRL" office:value="198663498337.388" calcext:value-type="currency">
            <text:p>R$ 198.663.498.337,39</text:p>
          </table:table-cell>
          <table:table-cell table:formula="of:=3067179982*163258000000/5284470000" office:value-type="currency" office:currency="BRL" office:value="94757216807.2401" calcext:value-type="currency">
            <text:p>R$ 94.757.216.807,24</text:p>
          </table:table-cell>
          <table:table-cell table:formula="of:=3067179982*13704000000/5284470000" office:value-type="currency" office:currency="BRL" office:value="7953992448.31137" calcext:value-type="currency">
            <text:p>R$ 7.953.992.448,31</text:p>
          </table:table-cell>
          <table:table-cell table:formula="of:=3067179982*5753040000/5284470000" office:value-type="currency" office:currency="BRL" office:value="3339144535.5249" calcext:value-type="currency">
            <text:p>R$ 3.339.144.535,52</text:p>
          </table:table-cell>
          <table:table-cell/>
        </table:table-row>
        <table:table-row table:style-name="ro1">
          <table:table-cell office:value-type="string" calcext:value-type="string">
            <text:p>VIVT4</text:p>
          </table:table-cell>
          <table:table-cell table:number-columns-repeated="2" office:value-type="string" calcext:value-type="string">
            <text:p>Telefonia Fixa</text:p>
          </table:table-cell>
          <table:table-cell table:formula="of:=415131868*47.77" office:value-type="currency" office:currency="BRL" office:value="19830849334.36" calcext:value-type="currency">
            <text:p>R$ 19.830.849.334,36</text:p>
          </table:table-cell>
          <table:table-cell table:formula="of:=415131868*104334000000/1690980000" office:value-type="currency" office:currency="BRL" office:value="25613767351.4246" calcext:value-type="currency">
            <text:p>R$ 25.613.767.351,42</text:p>
          </table:table-cell>
          <table:table-cell table:formula="of:=415131868*71461500000/1690980000" office:value-type="currency" office:currency="BRL" office:value="17543640956.7718" calcext:value-type="currency">
            <text:p>R$ 17.543.640.956,77</text:p>
          </table:table-cell>
          <table:table-cell table:formula="of:=415131868*8958540000/1690980000" office:value-type="currency" office:currency="BRL" office:value="2199301851.44278" calcext:value-type="currency">
            <text:p>R$ 2.199.301.851,44</text:p>
          </table:table-cell>
          <table:table-cell table:formula="of:=415131868*3177260000/1690980000" office:value-type="currency" office:currency="BRL" office:value="780010336.563224" calcext:value-type="currency">
            <text:p>R$ 780.010.336,56</text:p>
          </table:table-cell>
          <table:table-cell/>
        </table:table-row>
        <table:table-row table:style-name="ro1">
          <table:table-cell office:value-type="string" calcext:value-type="string">
            <text:p>VVAR11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Eletrodomésticos</text:p>
          </table:table-cell>
          <table:table-cell table:formula="of:=138560492*14.58" office:value-type="currency" office:currency="BRL" office:value="2020211973.36" calcext:value-type="currency">
            <text:p>R$ 2.020.211.973,36</text:p>
          </table:table-cell>
          <table:table-cell table:formula="of:=138560492*18520000000/1294300000" office:value-type="currency" office:currency="BRL" office:value="1982647231.58464" calcext:value-type="currency">
            <text:p>R$ 1.982.647.231,58</text:p>
          </table:table-cell>
          <table:table-cell table:formula="of:=138560492*2811000000/1294300000" office:value-type="currency" office:currency="BRL" office:value="300929879.4808" calcext:value-type="currency">
            <text:p>R$ 300.929.879,48</text:p>
          </table:table-cell>
          <table:table-cell table:formula="of:=138560492*141000000/1294300000" office:value-type="currency" office:currency="BRL" office:value="15094668.4478096" calcext:value-type="currency">
            <text:p>R$ 15.094.668,45</text:p>
          </table:table-cell>
          <table:table-cell table:formula="of:=138560492*-79000000/1294300000" office:value-type="currency" office:currency="BRL" office:value="-8457296.50621958" calcext:value-type="currency">
            <text:p>-R$ 8.457.296,51</text:p>
          </table:table-cell>
          <table:table-cell/>
        </table:table-row>
        <table:table-row table:style-name="ro1">
          <table:table-cell office:value-type="string" calcext:value-type="string">
            <text:p>WEGE3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otores, Compressores e Outros</text:p>
          </table:table-cell>
          <table:table-cell table:formula="of:=740453283*18.82" office:value-type="currency" office:currency="BRL" office:value="13935330786.06" calcext:value-type="currency">
            <text:p>R$ 13.935.330.786,06</text:p>
          </table:table-cell>
          <table:table-cell table:formula="of:=740453283*16274100000/2098660000" office:value-type="currency" office:currency="BRL" office:value="5741859459.30751" calcext:value-type="currency">
            <text:p>R$ 5.741.859.459,31</text:p>
          </table:table-cell>
          <table:table-cell table:formula="of:=740453283*7627450000/2098660000" office:value-type="currency" office:currency="BRL" office:value="2691131671.36094" calcext:value-type="currency">
            <text:p>R$ 2.691.131.671,36</text:p>
          </table:table-cell>
          <table:table-cell table:formula="of:=740453283*1303290000/2098660000" office:value-type="currency" office:currency="BRL" office:value="459829300.22065" calcext:value-type="currency">
            <text:p>R$ 459.829.300,22</text:p>
          </table:table-cell>
          <table:table-cell table:formula="of:=740453283*381430000/2098660000" office:value-type="currency" office:currency="BRL" office:value="134576870.829334" calcext:value-type="currency">
            <text:p>R$ 134.576.870,83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formula="of:=SUM([.D2:.D66])" office:value-type="currency" office:currency="BRL" office:value="1542410434721.05" calcext:value-type="currency">
            <text:p>R$ 1.542.410.434.721,05</text:p>
          </table:table-cell>
          <table:table-cell table:formula="of:=SUM([.E2:.E66])" office:value-type="currency" office:currency="BRL" office:value="3052268667452.92" calcext:value-type="currency">
            <text:p>R$ 3.052.268.667.452,92</text:p>
          </table:table-cell>
          <table:table-cell table:formula="of:=SUM([.F2:.F66])" office:value-type="currency" office:currency="BRL" office:value="736345100513.516" calcext:value-type="currency">
            <text:p>R$ 736.345.100.513,52</text:p>
          </table:table-cell>
          <table:table-cell table:formula="of:=SUM([.G2:.G66])" office:value-type="currency" office:currency="BRL" office:value="67041722406.5309" calcext:value-type="currency">
            <text:p>R$ 67.041.722.406,53</text:p>
          </table:table-cell>
          <table:table-cell table:formula="of:=SUM([.H2:.H66])" office:value-type="currency" office:currency="BRL" office:value="21264938227.3669" calcext:value-type="currency">
            <text:p>R$ 21.264.938.227,37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formula="of:=[.D68]/[.$D$68]*[$minha.$D$10]" office:value-type="currency" office:currency="BRL" office:value="42932" calcext:value-type="currency">
            <text:p>R$ 42.932,00</text:p>
          </table:table-cell>
          <table:table-cell table:formula="of:=[.E68]/[.$D$68]*[$minha.$D$10]" office:value-type="currency" office:currency="BRL" office:value="84957.9304452695" calcext:value-type="currency">
            <text:p>R$ 84.957,93</text:p>
          </table:table-cell>
          <table:table-cell table:formula="of:=[.F68]/[.$D$68]*[$minha.$D$10]" office:value-type="currency" office:currency="BRL" office:value="20495.6911232019" calcext:value-type="currency">
            <text:p>R$ 20.495,69</text:p>
          </table:table-cell>
          <table:table-cell table:formula="of:=[.G68]/[.$D$68]*[$minha.$D$10]" office:value-type="currency" office:currency="BRL" office:value="1866.06311884665" calcext:value-type="currency">
            <text:p>R$ 1.866,06</text:p>
          </table:table-cell>
          <table:table-cell table:formula="of:=[.H68]/[.$D$68]*[$minha.$D$10]" office:value-type="currency" office:currency="BRL" office:value="591.8958452472" calcext:value-type="currency">
            <text:p>R$ 591,90</text:p>
          </table:table-cell>
          <table:table-cell table:style-name="Default"/>
        </table:table-row>
      </table:table>
      <table:table table:name="Alasca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number-columns-repeated="2" table:default-cell-style-name="ce1"/>
        <table:table-column table:style-name="co6" table:default-cell-style-name="ce1"/>
        <table:table-column table:style-name="co15" table:number-columns-repeated="2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ubsetor</text:p>
          </table:table-cell>
          <table:table-cell table:style-name="Default" office:value-type="string" calcext:value-type="string">
            <text:p>Cotação</text:p>
          </table:table-cell>
          <table:table-cell table:style-name="Default" office:value-type="string" calcext:value-type="string">
            <text:p>Ativo</text:p>
          </table:table-cell>
          <table:table-cell table:style-name="Default" office:value-type="string" calcext:value-type="string">
            <text:p>Patrimonio Liquido</text:p>
          </table:table-cell>
          <table:table-cell table:style-name="Default" office:value-type="string" calcext:value-type="string">
            <text:p>Lucro Anual</text:p>
          </table:table-cell>
          <table:table-cell table:style-name="Default" office:value-type="string" calcext:value-type="string">
            <text:p>Lucro Trimestral</text:p>
          </table:table-cell>
          <table:table-cell table:style-name="Default"/>
        </table:table-row>
        <table:table-row table:style-name="ro1">
          <table:table-cell office:value-type="string" calcext:value-type="string">
            <text:p>ALSC3</text:p>
          </table:table-cell>
          <table:table-cell table:number-columns-repeated="2" office:value-type="string" calcext:value-type="string">
            <text:p>Exploração de Imóveis</text:p>
          </table:table-cell>
          <table:table-cell table:formula="of:=230000*20" office:value-type="currency" office:currency="BRL" office:value="4600000" calcext:value-type="currency">
            <text:p>R$ 4.600.000,00</text:p>
          </table:table-cell>
          <table:table-cell table:formula="of:=230000*4896030000/202736000" office:value-type="currency" office:currency="BRL" office:value="5554449.62907426" calcext:value-type="currency">
            <text:p>R$ 5.554.449,63</text:p>
          </table:table-cell>
          <table:table-cell table:formula="of:=230000*2519320000/202736000" office:value-type="currency" office:currency="BRL" office:value="2858118.93299661" calcext:value-type="currency">
            <text:p>R$ 2.858.118,93</text:p>
          </table:table-cell>
          <table:table-cell table:formula="of:=230000*91082000/202736000" office:value-type="currency" office:currency="BRL" office:value="103330.735537842" calcext:value-type="currency">
            <text:p>R$ 103.330,74</text:p>
          </table:table-cell>
          <table:table-cell table:formula="of:=230000*21280000/202736000" office:value-type="currency" office:currency="BRL" office:value="24141.7409833478" calcext:value-type="currency">
            <text:p>R$ 24.141,74</text:p>
          </table:table-cell>
          <table:table-cell/>
        </table:table-row>
        <table:table-row table:style-name="ro1">
          <table:table-cell office:value-type="string" calcext:value-type="string">
            <text:p>BRKM5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Petroquímicos</text:p>
          </table:table-cell>
          <table:table-cell table:formula="of:=166500*49.45" office:value-type="currency" office:currency="BRL" office:value="8233425" calcext:value-type="currency">
            <text:p>R$ 8.233.425,00</text:p>
          </table:table-cell>
          <table:table-cell table:formula="of:=166500*60791100000/797219000" office:value-type="currency" office:currency="BRL" office:value="12696283.1417716" calcext:value-type="currency">
            <text:p>R$ 12.696.283,14</text:p>
          </table:table-cell>
          <table:table-cell table:formula="of:=166500*7173150000/797219000" office:value-type="currency" office:currency="BRL" office:value="1498119.68229558" calcext:value-type="currency">
            <text:p>R$ 1.498.119,68</text:p>
          </table:table-cell>
          <table:table-cell table:formula="of:=166500*3331330000/797219000" office:value-type="currency" office:currency="BRL" office:value="695751.662968394" calcext:value-type="currency">
            <text:p>R$ 695.751,66</text:p>
          </table:table-cell>
          <table:table-cell table:formula="of:=166500*1344270000/797219000" office:value-type="currency" office:currency="BRL" office:value="280752.15844078" calcext:value-type="currency">
            <text:p>R$ 280.752,16</text:p>
          </table:table-cell>
          <table:table-cell/>
        </table:table-row>
        <table:table-row table:style-name="ro1">
          <table:table-cell office:value-type="string" calcext:value-type="string">
            <text:p>CGAS5</text:p>
          </table:table-cell>
          <table:table-cell table:number-columns-repeated="2" office:value-type="string" calcext:value-type="string">
            <text:p>Gás</text:p>
          </table:table-cell>
          <table:table-cell table:formula="of:=88800*79.2" office:value-type="currency" office:currency="BRL" office:value="7032960" calcext:value-type="currency">
            <text:p>R$ 7.032.960,00</text:p>
          </table:table-cell>
          <table:table-cell table:formula="of:=88800*8981020000/132023000" office:value-type="currency" office:currency="BRL" office:value="6040724.54042099" calcext:value-type="currency">
            <text:p>R$ 6.040.724,54</text:p>
          </table:table-cell>
          <table:table-cell table:formula="of:=88800*2492460000/132023000" office:value-type="currency" office:currency="BRL" office:value="1676453.70882346" calcext:value-type="currency">
            <text:p>R$ 1.676.453,71</text:p>
          </table:table-cell>
          <table:table-cell table:formula="of:=88800*662810000/132023000" office:value-type="currency" office:currency="BRL" office:value="445812.684153519" calcext:value-type="currency">
            <text:p>R$ 445.812,68</text:p>
          </table:table-cell>
          <table:table-cell table:formula="of:=88800*187491000/132023000" office:value-type="currency" office:currency="BRL" office:value="126108.335668785" calcext:value-type="currency">
            <text:p>R$ 126.108,34</text:p>
          </table:table-cell>
          <table:table-cell/>
        </table:table-row>
        <table:table-row table:style-name="ro1">
          <table:table-cell office:value-type="string" calcext:value-type="string">
            <text:p>GOAU4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  <table:table-cell table:formula="of:=43300*7.54" office:value-type="currency" office:currency="BRL" office:value="326482" calcext:value-type="currency">
            <text:p>R$ 326.482,00</text:p>
          </table:table-cell>
          <table:table-cell table:formula="of:=43300*56180800000/985680000" office:value-type="currency" office:currency="BRL" office:value="2467969.96996997" calcext:value-type="currency">
            <text:p>R$ 2.467.969,97</text:p>
          </table:table-cell>
          <table:table-cell table:formula="of:=43300*9637770000/985680000" office:value-type="currency" office:currency="BRL" office:value="423378.21706842" calcext:value-type="currency">
            <text:p>R$ 423.378,22</text:p>
          </table:table-cell>
          <table:table-cell table:formula="of:=43300*139762000/985680000" office:value-type="currency" office:currency="BRL" office:value="6139.61387062738" calcext:value-type="currency">
            <text:p>R$ 6.139,61</text:p>
          </table:table-cell>
          <table:table-cell table:formula="of:=43300*282473000/985680000" office:value-type="currency" office:currency="BRL" office:value="12408.7745515786" calcext:value-type="currency">
            <text:p>R$ 12.408,77</text:p>
          </table:table-cell>
          <table:table-cell/>
        </table:table-row>
        <table:table-row table:style-name="ro1">
          <table:table-cell office:value-type="string" calcext:value-type="string">
            <text:p>KROT3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Educacional</text:p>
          </table:table-cell>
          <table:table-cell table:formula="of:=610000*11.44" office:value-type="currency" office:currency="BRL" office:value="6978400" calcext:value-type="currency">
            <text:p>R$ 6.978.400,00</text:p>
          </table:table-cell>
          <table:table-cell table:formula="of:=610000*24985200000/1644250000" office:value-type="currency" office:currency="BRL" office:value="9269254.67538391" calcext:value-type="currency">
            <text:p>R$ 9.269.254,68</text:p>
          </table:table-cell>
          <table:table-cell table:formula="of:=610000*15893900000/1644250000" office:value-type="currency" office:currency="BRL" office:value="5896474.98859662" calcext:value-type="currency">
            <text:p>R$ 5.896.474,99</text:p>
          </table:table-cell>
          <table:table-cell table:formula="of:=610000*1681240000/1644250000" office:value-type="currency" office:currency="BRL" office:value="623722.913182302" calcext:value-type="currency">
            <text:p>R$ 623.722,91</text:p>
          </table:table-cell>
          <table:table-cell table:formula="of:=610000*347817000/1644250000" office:value-type="currency" office:currency="BRL" office:value="129036.56378288" calcext:value-type="currency">
            <text:p>R$ 129.036,56</text:p>
          </table:table-cell>
          <table:table-cell/>
        </table:table-row>
        <table:table-row table:style-name="ro1">
          <table:table-cell office:value-type="string" calcext:value-type="string">
            <text:p>LOGN3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Hidroviário</text:p>
          </table:table-cell>
          <table:table-cell table:formula="of:=406657*8" office:value-type="currency" office:currency="BRL" office:value="3253256" calcext:value-type="currency">
            <text:p>R$ 3.253.256,00</text:p>
          </table:table-cell>
          <table:table-cell table:formula="of:=406657*1179430000/38179000" office:value-type="currency" office:currency="BRL" office:value="12562494.185547" calcext:value-type="currency">
            <text:p>R$ 12.562.494,19</text:p>
          </table:table-cell>
          <table:table-cell table:formula="of:=406657*-373965000/38179000" office:value-type="currency" office:currency="BRL" office:value="-3983223.36899866" calcext:value-type="currency">
            <text:p>-R$ 3.983.223,37</text:p>
          </table:table-cell>
          <table:table-cell table:formula="of:=406657*-26937000/38179000" office:value-type="currency" office:currency="BRL" office:value="-286914.78585086" calcext:value-type="currency">
            <text:p>-R$ 286.914,79</text:p>
          </table:table-cell>
          <table:table-cell table:formula="of:=406657*1968000/38179000" office:value-type="currency" office:currency="BRL" office:value="20961.810838419" calcext:value-type="currency">
            <text:p>R$ 20.961,81</text:p>
          </table:table-cell>
          <table:table-cell/>
        </table:table-row>
        <table:table-row table:style-name="ro1">
          <table:table-cell office:value-type="string" calcext:value-type="string">
            <text:p>MGLU3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Eletrodomésticos</text:p>
          </table:table-cell>
          <table:table-cell table:formula="of:=160000*167.48" office:value-type="currency" office:currency="BRL" office:value="26796800" calcext:value-type="currency">
            <text:p>R$ 26.796.800,00</text:p>
          </table:table-cell>
          <table:table-cell table:formula="of:=160000*7134700000/190591000" office:value-type="currency" office:currency="BRL" office:value="5989537.80608738" calcext:value-type="currency">
            <text:p>R$ 5.989.537,81</text:p>
          </table:table-cell>
          <table:table-cell table:formula="of:=160000*2312320000/190591000" office:value-type="currency" office:currency="BRL" office:value="1941178.75450572" calcext:value-type="currency">
            <text:p>R$ 1.941.178,75</text:p>
          </table:table-cell>
          <table:table-cell table:formula="of:=160000*573404000/190591000" office:value-type="currency" office:currency="BRL" office:value="481369.214705836" calcext:value-type="currency">
            <text:p>R$ 481.369,21</text:p>
          </table:table-cell>
          <table:table-cell table:formula="of:=160000*119556000/190591000" office:value-type="currency" office:currency="BRL" office:value="100366.544065564" calcext:value-type="currency">
            <text:p>R$ 100.366,54</text:p>
          </table:table-cell>
          <table:table-cell/>
        </table:table-row>
        <table:table-row table:style-name="ro1">
          <table:table-cell office:value-type="string" calcext:value-type="string">
            <text:p>PETR4</text:p>
          </table:table-cell>
          <table:table-cell office:value-type="string" calcext:value-type="string">
            <text:p>Petróleo, Gás e Biocombustíveis</text:p>
          </table:table-cell>
          <table:table-cell office:value-type="string" calcext:value-type="string">
            <text:p>Exploração e/ou Refino e Distribuição</text:p>
          </table:table-cell>
          <table:table-cell table:formula="of:=740000*25.54" office:value-type="currency" office:currency="BRL" office:value="18899600" calcext:value-type="currency">
            <text:p>R$ 18.899.600,00</text:p>
          </table:table-cell>
          <table:table-cell table:formula="of:=740000*866756000000/13044500000" office:value-type="currency" office:currency="BRL" office:value="49170105.4084097" calcext:value-type="currency">
            <text:p>R$ 49.170.105,41</text:p>
          </table:table-cell>
          <table:table-cell table:formula="of:=740000*290365000000/13044500000" office:value-type="currency" office:currency="BRL" office:value="16472084.0200851" calcext:value-type="currency">
            <text:p>R$ 16.472.084,02</text:p>
          </table:table-cell>
          <table:table-cell table:formula="of:=740000*18200000000/13044500000" office:value-type="currency" office:currency="BRL" office:value="1032465.79017977" calcext:value-type="currency">
            <text:p>R$ 1.032.465,79</text:p>
          </table:table-cell>
          <table:table-cell table:formula="of:=740000*6644000000/13044500000" office:value-type="currency" office:currency="BRL" office:value="376906.742305186" calcext:value-type="currency">
            <text:p>R$ 376.906,74</text:p>
          </table:table-cell>
          <table:table-cell/>
        </table:table-row>
        <table:table-row table:style-name="ro1">
          <table:table-cell office:value-type="string" calcext:value-type="string">
            <text:p>POMO3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  <table:table-cell table:formula="of:=370600*3.26" office:value-type="currency" office:currency="BRL" office:value="1208156" calcext:value-type="currency">
            <text:p>R$ 1.208.156,00</text:p>
          </table:table-cell>
          <table:table-cell table:formula="of:=370600*5042060000/925196000" office:value-type="currency" office:currency="BRL" office:value="2019666.57443396" calcext:value-type="currency">
            <text:p>R$ 2.019.666,57</text:p>
          </table:table-cell>
          <table:table-cell table:formula="of:=370600*2094240000/925196000" office:value-type="currency" office:currency="BRL" office:value="838876.674780263" calcext:value-type="currency">
            <text:p>R$ 838.876,67</text:p>
          </table:table-cell>
          <table:table-cell table:formula="of:=370600*153220000/925196000" office:value-type="currency" office:currency="BRL" office:value="61374.3812121972" calcext:value-type="currency">
            <text:p>R$ 61.374,38</text:p>
          </table:table-cell>
          <table:table-cell table:formula="of:=370600*63685000/925196000" office:value-type="currency" office:currency="BRL" office:value="25509.903847401" calcext:value-type="currency">
            <text:p>R$ 25.509,90</text:p>
          </table:table-cell>
          <table:table-cell/>
        </table:table-row>
        <table:table-row table:style-name="ro1">
          <table:table-cell office:value-type="string" calcext:value-type="string">
            <text:p>POMO4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  <table:table-cell table:formula="of:=753900*4.14" office:value-type="currency" office:currency="BRL" office:value="3121146" calcext:value-type="currency">
            <text:p>R$ 3.121.146,00</text:p>
          </table:table-cell>
          <table:table-cell table:formula="of:=753900*5042060000/925196000" office:value-type="currency" office:currency="BRL" office:value="4108544.6046027" calcext:value-type="currency">
            <text:p>R$ 4.108.544,60</text:p>
          </table:table-cell>
          <table:table-cell table:formula="of:=753900*2094240000/925196000" office:value-type="currency" office:currency="BRL" office:value="1706500.60743886" calcext:value-type="currency">
            <text:p>R$ 1.706.500,61</text:p>
          </table:table-cell>
          <table:table-cell table:formula="of:=753900*153220000/925196000" office:value-type="currency" office:currency="BRL" office:value="124851.98595757" calcext:value-type="currency">
            <text:p>R$ 124.851,99</text:p>
          </table:table-cell>
          <table:table-cell table:formula="of:=753900*63685000/925196000" office:value-type="currency" office:currency="BRL" office:value="51894.0002983152" calcext:value-type="currency">
            <text:p>R$ 51.894,00</text:p>
          </table:table-cell>
          <table:table-cell/>
        </table:table-row>
        <table:table-row table:style-name="ro1">
          <table:table-cell office:value-type="string" calcext:value-type="string">
            <text:p>RAIL3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  <table:table-cell table:formula="of:=175000*19.31" office:value-type="currency" office:currency="BRL" office:value="3379250" calcext:value-type="currency">
            <text:p>R$ 3.379.250,00</text:p>
          </table:table-cell>
          <table:table-cell table:formula="of:=175000*26399100000/1559020000" office:value-type="currency" office:currency="BRL" office:value="2963299.05966569" calcext:value-type="currency">
            <text:p>R$ 2.963.299,06</text:p>
          </table:table-cell>
          <table:table-cell table:formula="of:=175000*7899840000/1559020000" office:value-type="currency" office:currency="BRL" office:value="886757.065335916" calcext:value-type="currency">
            <text:p>R$ 886.757,07</text:p>
          </table:table-cell>
          <table:table-cell table:formula="of:=175000*74689000/1559020000" office:value-type="currency" office:currency="BRL" office:value="8383.8404895383" calcext:value-type="currency">
            <text:p>R$ 8.383,84</text:p>
          </table:table-cell>
          <table:table-cell table:formula="of:=175000*225786000/1559020000" office:value-type="currency" office:currency="BRL" office:value="25344.479224128" calcext:value-type="currency">
            <text:p>R$ 25.344,48</text:p>
          </table:table-cell>
          <table:table-cell/>
        </table:table-row>
        <table:table-row table:style-name="ro1">
          <table:table-cell office:value-type="string" calcext:value-type="string">
            <text:p>RAPT4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  <table:table-cell table:formula="of:=110000*9.94" office:value-type="currency" office:currency="BRL" office:value="1093400" calcext:value-type="currency">
            <text:p>R$ 1.093.400,00</text:p>
          </table:table-cell>
          <table:table-cell table:formula="of:=110000*5907210000/345776000" office:value-type="currency" office:currency="BRL" office:value="1879231.35208921" calcext:value-type="currency">
            <text:p>R$ 1.879.231,35</text:p>
          </table:table-cell>
          <table:table-cell table:formula="of:=110000*1510930000/345776000" office:value-type="currency" office:currency="BRL" office:value="480664.649946786" calcext:value-type="currency">
            <text:p>R$ 480.664,65</text:p>
          </table:table-cell>
          <table:table-cell table:formula="of:=110000*119859000/345776000" office:value-type="currency" office:currency="BRL" office:value="38130.1478413771" calcext:value-type="currency">
            <text:p>R$ 38.130,15</text:p>
          </table:table-cell>
          <table:table-cell table:formula="of:=110000*41651000/345776000" office:value-type="currency" office:currency="BRL" office:value="13250.225579566" calcext:value-type="currency">
            <text:p>R$ 13.250,23</text:p>
          </table:table-cell>
          <table:table-cell/>
        </table:table-row>
        <table:table-row table:style-name="ro1">
          <table:table-cell office:value-type="string" calcext:value-type="string">
            <text:p>RLOG3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  <table:table-cell table:formula="of:=210572*15.7" office:value-type="currency" office:currency="BRL" office:value="3305980.4" calcext:value-type="currency">
            <text:p>R$ 3.305.980,40</text:p>
          </table:table-cell>
          <table:table-cell table:formula="of:=210572*26407400000/463224000" office:value-type="currency" office:currency="BRL" office:value="12004255.0316909" calcext:value-type="currency">
            <text:p>R$ 12.004.255,03</text:p>
          </table:table-cell>
          <table:table-cell table:formula="of:=210572*2255510000/463224000" office:value-type="currency" office:currency="BRL" office:value="1025307.95407837" calcext:value-type="currency">
            <text:p>R$ 1.025.307,95</text:p>
          </table:table-cell>
          <table:table-cell table:formula="of:=210572*30125000/463224000" office:value-type="currency" office:currency="BRL" office:value="13694.1987030033" calcext:value-type="currency">
            <text:p>R$ 13.694,20</text:p>
          </table:table-cell>
          <table:table-cell table:formula="of:=210572*63817000/463224000" office:value-type="currency" office:currency="BRL" office:value="29009.8814482842" calcext:value-type="currency">
            <text:p>R$ 29.009,88</text:p>
          </table:table-cell>
          <table:table-cell/>
        </table:table-row>
        <table:table-row table:style-name="ro1">
          <table:table-cell office:value-type="string" calcext:value-type="string">
            <text:p>SCAR3</text:p>
          </table:table-cell>
          <table:table-cell table:number-columns-repeated="2" office:value-type="string" calcext:value-type="string">
            <text:p>Exploração de Imóveis</text:p>
          </table:table-cell>
          <table:table-cell table:formula="of:=63900*34.13" office:value-type="currency" office:currency="BRL" office:value="2180907" calcext:value-type="currency">
            <text:p>R$ 2.180.907,00</text:p>
          </table:table-cell>
          <table:table-cell table:formula="of:=63900*2711990000/57737000" office:value-type="currency" office:currency="BRL" office:value="3001474.98138109" calcext:value-type="currency">
            <text:p>R$ 3.001.474,98</text:p>
          </table:table-cell>
          <table:table-cell table:formula="of:=63900*1407580000/57737000" office:value-type="currency" office:currency="BRL" office:value="1557828.80994856" calcext:value-type="currency">
            <text:p>R$ 1.557.828,81</text:p>
          </table:table-cell>
          <table:table-cell table:formula="of:=63900*120108000/57737000" office:value-type="currency" office:currency="BRL" office:value="132928.645409356" calcext:value-type="currency">
            <text:p>R$ 132.928,65</text:p>
          </table:table-cell>
          <table:table-cell table:formula="of:=63900*3395000/57737000" office:value-type="currency" office:currency="BRL" office:value="3757.39127422623" calcext:value-type="currency">
            <text:p>R$ 3.757,39</text:p>
          </table:table-cell>
          <table:table-cell/>
        </table:table-row>
        <table:table-row table:style-name="ro1">
          <table:table-cell office:value-type="string" calcext:value-type="string">
            <text:p>SSBR3</text:p>
          </table:table-cell>
          <table:table-cell table:number-columns-repeated="2" office:value-type="string" calcext:value-type="string">
            <text:p>Exploração de Imóveis</text:p>
          </table:table-cell>
          <table:table-cell table:formula="of:=101600*28.9" office:value-type="currency" office:currency="BRL" office:value="2936240" calcext:value-type="currency">
            <text:p>R$ 2.936.240,00</text:p>
          </table:table-cell>
          <table:table-cell table:formula="of:=101600*5267450000/76424000" office:value-type="currency" office:currency="BRL" office:value="7002681.35664189" calcext:value-type="currency">
            <text:p>R$ 7.002.681,36</text:p>
          </table:table-cell>
          <table:table-cell table:formula="of:=101600*2672890000/76424000" office:value-type="currency" office:currency="BRL" office:value="3553407.62064273" calcext:value-type="currency">
            <text:p>R$ 3.553.407,62</text:p>
          </table:table-cell>
          <table:table-cell table:formula="of:=101600*137736000/76424000" office:value-type="currency" office:currency="BRL" office:value="183109.724693813" calcext:value-type="currency">
            <text:p>R$ 183.109,72</text:p>
          </table:table-cell>
          <table:table-cell table:formula="of:=101600*25947000/76424000" office:value-type="currency" office:currency="BRL" office:value="34494.5985554276" calcext:value-type="currency">
            <text:p>R$ 34.494,60</text:p>
          </table:table-cell>
          <table:table-cell/>
        </table:table-row>
        <table:table-row table:style-name="ro1">
          <table:table-cell office:value-type="string" calcext:value-type="string">
            <text:p>SUZB3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  <table:table-cell table:formula="of:=194500*47.95" office:value-type="currency" office:currency="BRL" office:value="9326275" calcext:value-type="currency">
            <text:p>R$ 9.326.275,00</text:p>
          </table:table-cell>
          <table:table-cell table:formula="of:=194500*41566000000/1361260000" office:value-type="currency" office:currency="BRL" office:value="5939046.91241938" calcext:value-type="currency">
            <text:p>R$ 5.939.046,91</text:p>
          </table:table-cell>
          <table:table-cell table:formula="of:=194500*10632100000/1361260000" office:value-type="currency" office:currency="BRL" office:value="1519139.21660814" calcext:value-type="currency">
            <text:p>R$ 1.519.139,22</text:p>
          </table:table-cell>
          <table:table-cell table:formula="of:=194500*-786344000/1361260000" office:value-type="currency" office:currency="BRL" office:value="-112354.66259201" calcext:value-type="currency">
            <text:p>-R$ 112.354,66</text:p>
          </table:table-cell>
          <table:table-cell table:formula="of:=194500*-107780000/1361260000" office:value-type="currency" office:currency="BRL" office:value="-15399.8574849772" calcext:value-type="currency">
            <text:p>-R$ 15.399,86</text:p>
          </table:table-cell>
          <table:table-cell/>
        </table:table-row>
        <table:table-row table:style-name="ro1">
          <table:table-cell office:value-type="string" calcext:value-type="string">
            <text:p>VALE3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  <table:table-cell table:formula="of:=260000*56.15" office:value-type="currency" office:currency="BRL" office:value="14599000" calcext:value-type="currency">
            <text:p>R$ 14.599.000,00</text:p>
          </table:table-cell>
          <table:table-cell table:formula="of:=260000*342279000000/5284470000" office:value-type="currency" office:currency="BRL" office:value="16840390.8055112" calcext:value-type="currency">
            <text:p>R$ 16.840.390,81</text:p>
          </table:table-cell>
          <table:table-cell table:formula="of:=260000*163258000000/5284470000" office:value-type="currency" office:currency="BRL" office:value="8032419.52362299" calcext:value-type="currency">
            <text:p>R$ 8.032.419,52</text:p>
          </table:table-cell>
          <table:table-cell table:formula="of:=260000*13704000000/5284470000" office:value-type="currency" office:currency="BRL" office:value="674247.370124156" calcext:value-type="currency">
            <text:p>R$ 674.247,37</text:p>
          </table:table-cell>
          <table:table-cell table:formula="of:=260000*5753040000/5284470000" office:value-type="currency" office:currency="BRL" office:value="283054.00541587" calcext:value-type="currency">
            <text:p>R$ 283.054,01</text:p>
          </table:table-cell>
          <table:table-cell/>
        </table:table-row>
        <table:table-row table:style-name="ro1">
          <table:table-cell office:value-type="string" calcext:value-type="string">
            <text:p>VLID3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Serviços Diversos</text:p>
          </table:table-cell>
          <table:table-cell table:formula="of:=422460*20.53" office:value-type="currency" office:currency="BRL" office:value="8673103.8" calcext:value-type="currency">
            <text:p>R$ 8.673.103,80</text:p>
          </table:table-cell>
          <table:table-cell table:formula="of:=422460*2301210000/71225000" office:value-type="currency" office:currency="BRL" office:value="13649268.8887329" calcext:value-type="currency">
            <text:p>R$ 13.649.268,89</text:p>
          </table:table-cell>
          <table:table-cell table:formula="of:=422460*1086260000/71225000" office:value-type="currency" office:currency="BRL" office:value="6442982.09336609" calcext:value-type="currency">
            <text:p>R$ 6.442.982,09</text:p>
          </table:table-cell>
          <table:table-cell table:formula="of:=422460*58044000/71225000" office:value-type="currency" office:currency="BRL" office:value="344278.95036855" calcext:value-type="currency">
            <text:p>R$ 344.278,95</text:p>
          </table:table-cell>
          <table:table-cell table:formula="of:=422460*23781000/71225000" office:value-type="currency" office:currency="BRL" office:value="141053.2995437" calcext:value-type="currency">
            <text:p>R$ 141.053,3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formula="of:=SUM([.D2:.D19])" office:value-type="currency" office:currency="BRL" office:value="125944381.2" calcext:value-type="currency">
            <text:p>R$ 125.944.381,20</text:p>
          </table:table-cell>
          <table:table-cell table:formula="of:=SUM([.E2:.E19])" office:value-type="currency" office:currency="BRL" office:value="173158678.923834" calcext:value-type="currency">
            <text:p>R$ 173.158.678,92</text:p>
          </table:table-cell>
          <table:table-cell table:formula="of:=SUM([.F2:.F19])" office:value-type="currency" office:currency="BRL" office:value="52826469.1511416" calcext:value-type="currency">
            <text:p>R$ 52.826.469,15</text:p>
          </table:table-cell>
          <table:table-cell table:formula="of:=SUM([.G2:.G19])" office:value-type="currency" office:currency="BRL" office:value="4570322.41095498" calcext:value-type="currency">
            <text:p>R$ 4.570.322,41</text:p>
          </table:table-cell>
          <table:table-cell table:formula="of:=SUM([.H2:.H19])" office:value-type="currency" office:currency="BRL" office:value="1662650.59833848" calcext:value-type="currency">
            <text:p>R$ 1.662.650,6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formula="of:=[.D21]/[.$D$21]*[$minha.$D$10]" office:value-type="currency" office:currency="BRL" office:value="42932" calcext:value-type="currency">
            <text:p>R$ 42.932,00</text:p>
          </table:table-cell>
          <table:table-cell table:formula="of:=[.E21]/[.$D$21]*[$minha.$D$10]" office:value-type="currency" office:currency="BRL" office:value="59026.439549953" calcext:value-type="currency">
            <text:p>R$ 59.026,44</text:p>
          </table:table-cell>
          <table:table-cell table:formula="of:=[.F21]/[.$D$21]*[$minha.$D$10]" office:value-type="currency" office:currency="BRL" office:value="18007.5200813866" calcext:value-type="currency">
            <text:p>R$ 18.007,52</text:p>
          </table:table-cell>
          <table:table-cell table:formula="of:=[.G21]/[.$D$21]*[$minha.$D$10]" office:value-type="currency" office:currency="BRL" office:value="1557.93438244404" calcext:value-type="currency">
            <text:p>R$ 1.557,93</text:p>
          </table:table-cell>
          <table:table-cell table:formula="of:=[.H21]/[.$D$21]*[$minha.$D$10]" office:value-type="currency" office:currency="BRL" office:value="566.765383320393" calcext:value-type="currency">
            <text:p>R$ 566,7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3:20:58.985247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3:31:27.452566081</dc:date>
    <meta:editing-duration>PT13M55S</meta:editing-duration>
    <meta:editing-cycles>2</meta:editing-cycles>
    <meta:generator>LibreOffice/6.0.7.3$Linux_X86_64 LibreOffice_project/00m0$Build-3</meta:generator>
    <meta:document-statistic meta:table-count="3" meta:cell-count="769" meta:object-count="0"/>
  </office:meta>
</office:document-meta>
</file>